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, 'Helvetica Neue', Helvetica, sans-serif"/>
    <style:font-face style:name="Consolas2" svg:font-family="Consolas, Menlo, Monaco, 'Lucida Console', 'Liberation Mono', 'DejaVu Sans Mono', 'Bitstream Vera Sans Mono', 'Courier New', monospace, sans-serif"/>
    <style:font-face style:name="Consolas3" svg:font-family="Consolas, consolasregular, 'courier new', monospace"/>
    <style:font-face style:name="Droid Sans Mono" svg:font-family="'Droid Sans Mono', monospace, monospace, 'Droid Sans Fallback'"/>
    <style:font-face style:name="inherit1" svg:font-family="inherit"/>
    <style:font-face style:name="Liberation Serif1" svg:font-family="'Liberation Serif'" style:font-family-generic="roman"/>
    <style:font-face style:name="Arial" svg:font-family="Arial, 'Helvetica Neue', Helvetica, sans-serif" style:font-family-generic="roman" style:font-pitch="variable"/>
    <style:font-face style:name="Consolas1" svg:font-family="Consolas, Menlo, Monaco, 'Lucida Console', 'Liberation Mono', 'DejaVu Sans Mono', 'Bitstream Vera Sans Mono', 'Courier New', monospace, sans-serif" style:font-family-generic="roman" style:font-pitch="variable"/>
    <style:font-face style:name="Consolas" svg:font-family="Consolas, 'courier new'" style:font-family-generic="roman" style:font-pitch="variable"/>
    <style:font-face style:name="Droid Sans Mono1" svg:font-family="'Droid Sans Mono', monospace, monospace, 'Droid Sans Fallback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, sans-serif" style:font-family-generic="roman" style:font-pitch="variable"/>
    <style:font-face style:name="arial" svg:font-family="arial, sans-serif" style:font-family-generic="roman" style:font-pitch="variable"/>
    <style:font-face style:name="inherit" svg:font-family="inherit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03in" fo:margin-left="0in" fo:margin-top="0in" fo:margin-bottom="0i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6715in"/>
    </style:style>
    <style:style style:name="Table1.B" style:family="table-column">
      <style:table-column-properties style:column-width="2.284in"/>
    </style:style>
    <style:style style:name="Table1.C" style:family="table-column">
      <style:table-column-properties style:column-width="2.0632in"/>
    </style:style>
    <style:style style:name="Table1.D" style:family="table-column">
      <style:table-column-properties style:column-width="0.6715in"/>
    </style:style>
    <style:style style:name="Table1.1" style:family="table-row">
      <style:table-row-properties style:min-row-height="0.5653in" fo:keep-together="auto"/>
    </style:style>
    <style:style style:name="Table1.A1" style:family="table-cell">
      <style:table-cell-properties style:vertical-align="" fo:background-color="transparent" fo:padding-left="0in" fo:padding-right="0.0368in" fo:padding-top="0.0382in" fo:padding-bottom="0.0382in" fo:border="0.25pt solid #000001">
        <style:background-image/>
      </style:table-cell-properties>
    </style:style>
    <style:style style:name="Table1.2" style:family="table-row">
      <style:table-row-properties style:min-row-height="0.4333in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fo:padding-left="0in" fo:padding-right="0.0368in" fo:padding-top="0.0382in" fo:padding-bottom="0.0382in" fo:border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" fo:background-color="transparent" fo:padding-left="0in" fo:padding-right="0.0368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2.0264in" table:align="margins" style:writing-mode="lr-tb"/>
    </style:style>
    <style:style style:name="Table3.A" style:family="table-column">
      <style:table-column-properties style:column-width="0.5063in" style:rel-column-width="16383*"/>
    </style:style>
    <style:style style:name="Table3.D" style:family="table-column">
      <style:table-column-properties style:column-width="0.5069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fo:margin-left="0in" fo:margin-top="0in" fo:margin-bottom="0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1.6694in"/>
    </style:style>
    <style:style style:name="Table2.B" style:family="table-column">
      <style:table-column-properties style:column-width="3.5688in"/>
    </style:style>
    <style:style style:name="Table2.C" style:family="table-column">
      <style:table-column-properties style:column-width="1.452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in" fo:padding-right="0.0368in" fo:padding-top="0.0382in" fo:padding-bottom="0.0382in" fo:border="0.2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background-color="transparent" fo:padding-left="0in" fo:padding-right="0.0368in" fo:padding-top="0.0382in" fo:padding-bottom="0.0382in" fo:border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style:min-row-height="0.0778in" fo:keep-together="auto"/>
    </style:style>
    <style:style style:name="Table2.10" style:family="table-row">
      <style:table-row-properties style:min-row-height="1.8854in" fo:keep-together="auto"/>
    </style:style>
    <style:style style:name="Table2.11" style:family="table-row">
      <style:table-row-properties style:min-row-height="0.8674in" fo:keep-together="auto"/>
    </style:style>
    <style:style style:name="Table2.A21" style:family="table-cell">
      <style:table-cell-properties style:vertical-align="" fo:background-color="transparent" fo:padding-left="0in" fo:padding-right="0.0368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2.22" style:family="table-row">
      <style:table-row-properties style:min-row-height="0.4458in" fo:keep-together="auto"/>
    </style:style>
    <style:style style:name="Table2.23" style:family="table-row">
      <style:table-row-properties style:min-row-height="0.3521in" fo:keep-together="auto"/>
    </style:style>
    <style:style style:name="Table2.25" style:family="table-row">
      <style:table-row-properties style:min-row-height="0.3132in" fo:keep-together="auto"/>
    </style:style>
    <style:style style:name="Table2.B27" style:family="table-cell">
      <style:table-cell-properties style:vertical-align="middle" fo:background-color="transparent" fo:padding-left="0in" fo:padding-right="0.0368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2.29" style:family="table-row">
      <style:table-row-properties style:min-row-height="0.4618in" fo:keep-together="auto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5" style:family="paragraph" style:parent-style-name="Standard">
      <style:text-properties fo:font-size="12pt" officeooo:paragraph-rsid="0012ab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12abfa"/>
    </style:style>
    <style:style style:name="P7" style:family="paragraph" style:parent-style-name="Standard">
      <style:paragraph-properties fo:text-align="center" style:justify-single-word="false"/>
      <style:text-properties officeooo:paragraph-rsid="001955d3"/>
    </style:style>
    <style:style style:name="P8" style:family="paragraph" style:parent-style-name="Standard">
      <style:text-properties officeooo:paragraph-rsid="001955d3"/>
    </style:style>
    <style:style style:name="P9" style:family="paragraph" style:parent-style-name="Standard">
      <style:paragraph-properties fo:text-align="center" style:justify-single-word="false"/>
      <style:text-properties fo:font-size="20pt" officeooo:paragraph-rsid="001955d3" style:font-size-asian="20pt" style:font-size-complex="20pt"/>
    </style:style>
    <style:style style:name="P10" style:family="paragraph" style:parent-style-name="Standard">
      <style:text-properties officeooo:paragraph-rsid="0037c94f"/>
    </style:style>
    <style:style style:name="P11" style:family="paragraph" style:parent-style-name="Standard">
      <style:text-properties officeooo:rsid="0037c94f" officeooo:paragraph-rsid="0037c94f"/>
    </style:style>
    <style:style style:name="P12" style:family="paragraph" style:parent-style-name="Standard">
      <style:text-properties officeooo:rsid="0045c11a" officeooo:paragraph-rsid="0045c11a"/>
    </style:style>
    <style:style style:name="P13" style:family="paragraph" style:parent-style-name="Standard">
      <style:paragraph-properties fo:text-align="end" style:justify-single-word="false"/>
      <style:text-properties officeooo:rsid="0045c11a" officeooo:paragraph-rsid="0045c11a"/>
    </style:style>
    <style:style style:name="P14" style:family="paragraph" style:parent-style-name="Standard">
      <style:text-properties officeooo:rsid="0065224f" officeooo:paragraph-rsid="0065224f"/>
    </style:style>
    <style:style style:name="P15" style:family="paragraph" style:parent-style-name="Standard">
      <style:text-properties fo:color="#d4d4d4" style:font-name="Droid Sans Mono" fo:font-size="12.75pt" fo:font-weight="normal" fo:background-color="#1e1e1e"/>
    </style:style>
    <style:style style:name="P16" style:family="paragraph" style:parent-style-name="Standard">
      <style:paragraph-properties style:line-height-at-least="0.2398in"/>
      <style:text-properties fo:color="#d4d4d4" style:font-name="Droid Sans Mono" fo:font-size="12.75pt" fo:font-weight="normal" fo:background-color="#1e1e1e"/>
    </style:style>
    <style:style style:name="P17" style:family="paragraph" style:parent-style-name="Standard">
      <style:text-properties fo:color="#d4d4d4" style:font-name="Droid Sans Mono" fo:font-size="12.75pt" fo:font-weight="normal" officeooo:paragraph-rsid="0072fd9b" fo:background-color="#1e1e1e"/>
    </style:style>
    <style:style style:name="P18" style:family="paragraph" style:parent-style-name="Standard">
      <style:text-properties officeooo:rsid="0072fd9b" officeooo:paragraph-rsid="0072fd9b"/>
    </style:style>
    <style:style style:name="P19" style:family="paragraph" style:parent-style-name="Standard">
      <style:text-properties officeooo:paragraph-rsid="00783700"/>
    </style:style>
    <style:style style:name="P20" style:family="paragraph" style:parent-style-name="Standard">
      <style:text-properties officeooo:rsid="00793409" officeooo:paragraph-rsid="00793409"/>
    </style:style>
    <style:style style:name="P21" style:family="paragraph" style:parent-style-name="Standard">
      <style:paragraph-properties fo:text-align="start" style:justify-single-word="false"/>
      <style:text-properties officeooo:rsid="00793409" officeooo:paragraph-rsid="00793409"/>
    </style:style>
    <style:style style:name="P22" style:family="paragraph" style:parent-style-name="Standard">
      <style:text-properties officeooo:paragraph-rsid="00793409"/>
    </style:style>
    <style:style style:name="P23" style:family="paragraph" style:parent-style-name="Standard">
      <style:text-properties officeooo:paragraph-rsid="007bf0ad"/>
    </style:style>
    <style:style style:name="P24" style:family="paragraph" style:parent-style-name="Standard">
      <style:text-properties officeooo:rsid="007bf0ad" officeooo:paragraph-rsid="007bf0ad"/>
    </style:style>
    <style:style style:name="P25" style:family="paragraph" style:parent-style-name="Standard">
      <style:text-properties fo:color="#f8f8f2" style:font-name="Droid Sans Mono" fo:font-size="10.5pt" fo:font-weight="normal" officeooo:paragraph-rsid="00793409" fo:background-color="#272822"/>
    </style:style>
    <style:style style:name="P26" style:family="paragraph" style:parent-style-name="Standard">
      <style:text-properties fo:color="#e6db74" style:font-name="Droid Sans Mono" fo:font-size="10.5pt" fo:font-weight="normal" officeooo:rsid="00846d5b" officeooo:paragraph-rsid="00846d5b" fo:background-color="#272822"/>
    </style:style>
    <style:style style:name="P27" style:family="paragraph" style:parent-style-name="Standard">
      <style:text-properties officeooo:rsid="007ea35f" officeooo:paragraph-rsid="007ea35f"/>
    </style:style>
    <style:style style:name="P28" style:family="paragraph" style:parent-style-name="Standard">
      <style:text-properties officeooo:rsid="008d3f9c" officeooo:paragraph-rsid="008d3f9c"/>
    </style:style>
    <style:style style:name="P29" style:family="paragraph" style:parent-style-name="Standard">
      <style:text-properties officeooo:rsid="0092f53c" officeooo:paragraph-rsid="0092f53c"/>
    </style:style>
    <style:style style:name="P30" style:family="paragraph" style:parent-style-name="Standard">
      <style:text-properties officeooo:paragraph-rsid="009450e9"/>
    </style:style>
    <style:style style:name="P31" style:family="paragraph" style:parent-style-name="Standard">
      <style:text-properties officeooo:rsid="009450e9" officeooo:paragraph-rsid="009450e9"/>
    </style:style>
    <style:style style:name="P32" style:family="paragraph" style:parent-style-name="Standard">
      <style:text-properties officeooo:rsid="0094ffd1" officeooo:paragraph-rsid="0094ffd1"/>
    </style:style>
    <style:style style:name="P33" style:family="paragraph" style:parent-style-name="Standard">
      <style:text-properties officeooo:rsid="00964fde" officeooo:paragraph-rsid="00964fde"/>
    </style:style>
    <style:style style:name="P34" style:family="paragraph" style:parent-style-name="Standard">
      <style:text-properties officeooo:rsid="00964fde" officeooo:paragraph-rsid="009758de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023943a"/>
    </style:style>
    <style:style style:name="P37" style:family="paragraph" style:parent-style-name="Table_20_Contents">
      <style:paragraph-properties fo:text-align="start" style:justify-single-word="false"/>
      <style:text-properties officeooo:paragraph-rsid="0059447b"/>
    </style:style>
    <style:style style:name="P38" style:family="paragraph" style:parent-style-name="Table_20_Contents">
      <style:paragraph-properties fo:text-align="start" style:justify-single-word="false"/>
      <style:text-properties officeooo:paragraph-rsid="0060ae75"/>
    </style:style>
    <style:style style:name="P39" style:family="paragraph" style:parent-style-name="Table_20_Contents">
      <style:paragraph-properties fo:text-align="start" style:justify-single-word="false"/>
      <style:text-properties officeooo:paragraph-rsid="006e457c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variant="normal" fo:text-transform="none" fo:color="#00000a" fo:font-size="12pt" fo:letter-spacing="normal" fo:language="en" fo:country="US" fo:font-style="normal" fo:font-weight="normal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/>
    </style:style>
    <style:style style:name="P43" style:family="paragraph" style:parent-style-name="Table_20_Contents"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fo:font-size="12pt" officeooo:rsid="000fb0b6" officeooo:paragraph-rsid="000fb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text-properties fo:font-size="12pt" officeooo:paragraph-rsid="000fb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text-properties fo:font-size="12pt" officeooo:rsid="002b0d44" officeooo:paragraph-rsid="002b0d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fo:font-size="12pt" officeooo:paragraph-rsid="003532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officeooo:rsid="0007bc53" officeooo:paragraph-rsid="000fb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text-properties officeooo:paragraph-rsid="000fb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officeooo:rsid="000e1a05" officeooo:paragraph-rsid="000e1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officeooo:rsid="003c2bdb" officeooo:paragraph-rsid="003c2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officeooo:rsid="0024bf84" officeooo:paragraph-rsid="0024bf84"/>
    </style:style>
    <style:style style:name="P57" style:family="paragraph" style:parent-style-name="Table_20_Contents">
      <style:text-properties officeooo:paragraph-rsid="000d337a"/>
    </style:style>
    <style:style style:name="P58" style:family="paragraph" style:parent-style-name="Table_20_Contents">
      <style:text-properties officeooo:rsid="004a5b6a" officeooo:paragraph-rsid="004a5b6a"/>
    </style:style>
    <style:style style:name="P59" style:family="paragraph" style:parent-style-name="Table_20_Contents">
      <style:paragraph-properties fo:text-align="start" style:justify-single-word="false"/>
      <style:text-properties officeooo:rsid="004ce300" officeooo:paragraph-rsid="004ce300"/>
    </style:style>
    <style:style style:name="P60" style:family="paragraph" style:parent-style-name="Table_20_Contents">
      <style:paragraph-properties fo:text-align="start" style:justify-single-word="false"/>
      <style:text-properties officeooo:rsid="004e3ea5" officeooo:paragraph-rsid="004e3ea5"/>
    </style:style>
    <style:style style:name="P61" style:family="paragraph" style:parent-style-name="Table_20_Contents">
      <style:paragraph-properties fo:text-align="start" style:justify-single-word="false"/>
      <style:text-properties officeooo:rsid="005b1e69" officeooo:paragraph-rsid="005b1e69"/>
    </style:style>
    <style:style style:name="P62" style:family="paragraph" style:parent-style-name="Table_20_Contents">
      <style:text-properties officeooo:rsid="0060cb45" officeooo:paragraph-rsid="0060cb45"/>
    </style:style>
    <style:style style:name="P63" style:family="paragraph" style:parent-style-name="Table_20_Contents">
      <style:text-properties fo:font-size="9pt" officeooo:rsid="0061a8a2" officeooo:paragraph-rsid="0061a8a2" style:font-size-asian="9pt" style:font-size-complex="9pt"/>
    </style:style>
    <style:style style:name="P64" style:family="paragraph" style:parent-style-name="Table_20_Contents">
      <style:text-properties fo:font-size="9pt" officeooo:rsid="0064c5ca" officeooo:paragraph-rsid="0064c5ca" style:font-size-asian="9pt" style:font-size-complex="9pt"/>
    </style:style>
    <style:style style:name="P65" style:family="paragraph" style:parent-style-name="Table_20_Contents">
      <style:text-properties officeooo:rsid="0064c5ca" officeooo:paragraph-rsid="0064c5ca"/>
    </style:style>
    <style:style style:name="P66" style:family="paragraph" style:parent-style-name="Table_20_Contents">
      <style:text-properties fo:color="#00000a" style:font-name="Liberation Serif" fo:font-size="9pt" fo:language="en" fo:country="US" officeooo:rsid="0064c5ca" officeooo:paragraph-rsid="0064c5ca" style:font-name-asian="Noto Sans CJK SC Regular" style:font-size-asian="9pt" style:language-asian="zh" style:country-asian="CN" style:font-name-complex="FreeSans" style:font-size-complex="9pt" style:language-complex="hi" style:country-complex="IN"/>
    </style:style>
    <style:style style:name="P67" style:family="paragraph" style:parent-style-name="Table_20_Contents">
      <style:text-properties fo:color="#00000a" style:font-name="Liberation Serif" fo:font-size="12pt" fo:language="en" fo:country="US" officeooo:rsid="0065224f" officeooo:paragraph-rsid="0065224f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P68" style:family="paragraph" style:parent-style-name="Table_20_Contents">
      <style:paragraph-properties fo:text-align="start" style:justify-single-word="false"/>
      <style:text-properties fo:color="#00000a" style:font-name="Liberation Serif" fo:font-size="12pt" fo:language="en" fo:country="US" fo:font-weight="normal" officeooo:rsid="007bf0ad" officeooo:paragraph-rsid="006e457c" style:font-name-asian="Noto Sans CJK SC Regular" style:font-size-asian="12pt" style:language-asian="zh" style:country-asian="CN" style:font-weight-asian="normal" style:font-name-complex="FreeSans" style:font-size-complex="12pt" style:language-complex="hi" style:country-complex="IN" style:font-weight-complex="normal"/>
    </style:style>
    <style:style style:name="P69" style:family="paragraph" style:parent-style-name="Table_20_Contents">
      <style:text-properties officeooo:rsid="0065e3de"/>
    </style:style>
    <style:style style:name="P70" style:family="paragraph" style:parent-style-name="Table_20_Contents">
      <style:text-properties officeooo:rsid="0065e3de" officeooo:paragraph-rsid="0065e3de"/>
    </style:style>
    <style:style style:name="P71" style:family="paragraph" style:parent-style-name="Table_20_Contents">
      <style:text-properties style:font-name="Liberation Serif1" officeooo:rsid="0060cb45" officeooo:paragraph-rsid="0060cb45" style:font-name-asian="Liberation Serif1" style:font-name-complex="Liberation Serif1"/>
    </style:style>
    <style:style style:name="P72" style:family="paragraph" style:parent-style-name="Table_20_Contents">
      <style:text-properties style:font-name="Liberation Serif1" officeooo:rsid="0060cb45" officeooo:paragraph-rsid="0061a8a2" style:font-name-asian="Liberation Serif1" style:font-name-complex="Liberation Serif1"/>
    </style:style>
    <style:style style:name="P73" style:family="paragraph" style:parent-style-name="Table_20_Contents">
      <style:text-properties style:font-name="Liberation Serif1" officeooo:rsid="0061a8a2" officeooo:paragraph-rsid="00634424" style:font-name-asian="Liberation Serif1" style:font-name-complex="Liberation Serif1"/>
    </style:style>
    <style:style style:name="P74" style:family="paragraph" style:parent-style-name="Table_20_Contents">
      <style:paragraph-properties fo:text-align="start" style:justify-single-word="false"/>
      <style:text-properties fo:font-weight="normal" officeooo:rsid="0055d905" officeooo:paragraph-rsid="004e3ea5" style:font-weight-asian="normal" style:font-weight-complex="normal"/>
    </style:style>
    <style:style style:name="P75" style:family="paragraph" style:parent-style-name="Table_20_Contents">
      <style:text-properties officeooo:paragraph-rsid="0067dc44"/>
    </style:style>
    <style:style style:name="P76" style:family="paragraph" style:parent-style-name="Table_20_Contents">
      <style:paragraph-properties fo:text-align="start" style:justify-single-word="false"/>
      <style:text-properties officeooo:rsid="007bf0ad" officeooo:paragraph-rsid="007bf0ad"/>
    </style:style>
    <style:style style:name="P77" style:family="paragraph" style:parent-style-name="Table_20_Contents">
      <style:paragraph-properties fo:text-align="start" style:justify-single-word="false"/>
      <style:text-properties officeooo:rsid="0084b7fb" officeooo:paragraph-rsid="0084b7fb"/>
    </style:style>
    <style:style style:name="P78" style:family="paragraph" style:parent-style-name="Table_20_Contents">
      <style:paragraph-properties fo:text-align="start" style:justify-single-word="false"/>
      <style:text-properties officeooo:rsid="00905d5e" officeooo:paragraph-rsid="00905d5e"/>
    </style:style>
    <style:style style:name="P79" style:family="paragraph" style:parent-style-name="Table_20_Contents">
      <style:paragraph-properties fo:text-align="start" style:justify-single-word="false"/>
      <style:text-properties officeooo:rsid="0094ffd1" officeooo:paragraph-rsid="0094ffd1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color="#dcdcaa" style:font-name="Droid Sans Mono1" fo:font-size="12pt" fo:font-weight="normal" officeooo:paragraph-rsid="000fb0b6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rsid="0065e3de" officeooo:paragraph-rsid="0065e3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rsid="003c2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color="#d4d4d4" style:font-name="Droid Sans Mono1" fo:font-size="12pt" fo:font-weight="normal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fo:letter-spacing="normal" style:text-underline-style="none" style:text-blinking="false" loext:padding="0in" loext:border="none"/>
    </style:style>
    <style:style style:name="P9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000a" style:text-line-through-style="none" style:text-line-through-type="none" style:font-name="Liberation Serif" fo:font-size="12pt" fo:language="en" fo:country="US" style:text-underline-style="none" fo:font-weight="normal" officeooo:rsid="007bf0ad" style:text-blinking="false" style:font-name-asian="Noto Sans CJK SC Regular" style:font-size-asian="12pt" style:language-asian="zh" style:country-asian="CN" style:font-weight-asian="normal" style:font-name-complex="FreeSans" style:font-size-complex="12pt" style:language-complex="hi" style:country-complex="IN" style:font-weight-complex="normal" loext:padding="0in" loext:border="none"/>
    </style:style>
    <style:style style:name="P9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officeooo:paragraph-rsid="000fb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officeooo:rsid="0065224f" officeooo:paragraph-rsid="006522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officeooo:rsid="00783700" officeooo:paragraph-rsid="007837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officeooo:rsid="007d1454" officeooo:paragraph-rsid="007d1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officeooo:rsid="00823074" officeooo:paragraph-rsid="008230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officeooo:rsid="0083a04a" officeooo:paragraph-rsid="0083a0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officeooo:rsid="00905d5e" officeooo:paragraph-rsid="00905d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8000" style:font-name="Arial" fo:font-size="12pt" fo:letter-spacing="normal" fo:font-style="normal" fo:font-weight="normal" officeooo:paragraph-rsid="003ac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8000" style:font-name="Arial" fo:font-size="12pt" fo:letter-spacing="normal" fo:font-style="normal" fo:font-weight="normal" officeooo:rsid="006c1202" officeooo:paragraph-rsid="006c1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8000" style:font-name="Arial" fo:font-size="12pt" fo:letter-spacing="normal" fo:font-style="normal" fo:font-weight="normal" officeooo:rsid="006cfaeb" officeooo:paragraph-rsid="006cf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</style:style>
    <style:style style:name="P10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ff8000" officeooo:paragraph-rsid="003ac78d"/>
    </style:style>
    <style:style style:name="P10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officeooo:rsid="00783700" officeooo:paragraph-rsid="007837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2pt" fo:letter-spacing="normal" fo:font-style="normal" fo:font-weight="normal" officeooo:rsid="008b7572" officeooo:paragraph-rsid="007837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Preformatted_20_Text">
      <style:text-properties officeooo:paragraph-rsid="002cecf2"/>
    </style:style>
    <style:style style:name="P113" style:family="paragraph" style:parent-style-name="Heading_20_1">
      <style:paragraph-properties fo:text-align="start" style:justify-single-word="false"/>
      <style:text-properties fo:font-variant="normal" fo:text-transform="none" fo:color="#00000a" style:text-line-through-style="none" style:text-line-through-type="none" style:font-name="Liberation Serif" fo:font-size="12pt" fo:language="en" fo:country="US" fo:font-style="normal" style:text-underline-style="none" fo:font-weight="normal" officeooo:rsid="007bf0ad" officeooo:paragraph-rsid="006e457c" style:text-blinking="false" style:font-name-asian="Noto Sans CJK SC Regular" style:font-size-asian="12pt" style:language-asian="zh" style:country-asian="CN" style:font-weight-asian="normal" style:font-name-complex="FreeSans" style:font-size-complex="12pt" style:language-complex="hi" style:country-complex="IN" style:font-weight-complex="normal"/>
    </style:style>
    <style:style style:name="P114" style:family="paragraph" style:parent-style-name="Standard" style:master-page-name="Standard">
      <style:paragraph-properties fo:text-align="center" style:justify-single-word="false" style:page-number="auto"/>
      <style:text-properties fo:font-size="16pt" officeooo:paragraph-rsid="001955d3" style:font-size-asian="16pt" style:font-size-complex="16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42729" style:font-name="inherit" fo:font-size="12pt" fo:letter-spacing="normal" fo:font-style="normal" fo:font-weight="normal"/>
    </style:style>
    <style:style style:name="T4" style:family="text">
      <style:text-properties fo:font-variant="normal" fo:text-transform="none" fo:color="#242729" style:font-name="inherit" fo:font-size="12pt" fo:letter-spacing="normal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242729" style:font-name="inherit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color="#242729" style:font-name="Consolas1" fo:font-size="12pt" fo:letter-spacing="normal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font-variant="normal" fo:text-transform="none" fo:color="#242729" style:font-name="Arial" fo:font-size="12pt" fo:letter-spacing="normal" fo:font-style="normal" fo:font-weight="normal" officeooo:rsid="003dd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variant="normal" fo:text-transform="none" fo:color="#242729" style:font-name="Arial" fo:font-size="12pt" fo:letter-spacing="normal" fo:language="en" fo:country="US" fo:font-style="normal" fo:font-weight="normal" officeooo:rsid="003ee993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color="#242729" style:font-name="Consolas2" fo:font-size="9.75pt" fo:letter-spacing="normal" fo:font-style="normal" fo:font-weight="normal" officeooo:rsid="006e5c5e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T10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11" style:family="text">
      <style:text-properties fo:font-variant="normal" fo:text-transform="none" fo:color="#242729" style:font-name="Arial1" fo:font-size="11.25pt" fo:letter-spacing="normal" fo:font-style="normal" fo:font-weight="normal" officeooo:rsid="006e457c"/>
    </style:style>
    <style:style style:name="T12" style:family="text">
      <style:text-properties fo:font-variant="normal" fo:text-transform="none" fo:color="#2b91af" style:font-name="inherit" fo:font-size="12pt" fo:letter-spacing="normal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font-variant="normal" fo:text-transform="none" fo:color="#dc143c" style:font-name="Consolas" fo:font-size="12pt" fo:letter-spacing="normal" fo:font-style="normal" fo:font-weight="normal" fo:background-color="#ffffff" loext:char-shading-value="0" style:font-size-asian="12pt" style:font-style-asian="normal" style:font-weight-asian="normal" style:font-size-complex="12pt"/>
    </style:style>
    <style:style style:name="T14" style:family="text">
      <style:text-properties fo:font-variant="normal" fo:text-transform="none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font-name="Arial" fo:font-size="12pt" fo:letter-spacing="normal" fo:language="en" fo:country="US" fo:font-style="normal" fo:font-weight="normal" officeooo:rsid="003ac78d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overline-style="none" style:text-overline-color="font-color"/>
    </style:style>
    <style:style style:name="T16" style:family="text">
      <style:text-properties fo:font-variant="normal" fo:text-transform="none" fo:color="#002d7a" style:text-line-through-style="none" style:text-line-through-type="none" style:font-name="inherit1" fo:font-size="10.5pt" fo:letter-spacing="normal" fo:font-style="normal" style:text-underline-style="none" fo:font-weight="normal" style:text-blinking="false" loext:padding="0in" loext:border="none"/>
    </style:style>
    <style:style style:name="T17" style:family="text">
      <style:text-properties fo:font-variant="normal" fo:text-transform="none" fo:color="#333333" style:text-line-through-style="none" style:text-line-through-type="none" style:font-name="inherit1" fo:font-size="10.5pt" fo:letter-spacing="normal" fo:font-style="normal" style:text-underline-style="none" fo:font-weight="normal" style:text-blinking="false" loext:padding="0in" loext:border="none"/>
    </style:style>
    <style:style style:name="T18" style:family="text">
      <style:text-properties fo:font-variant="normal" fo:text-transform="none" fo:color="#004ed0" style:text-line-through-style="none" style:text-line-through-type="none" style:font-name="inherit1" fo:font-size="10.5pt" fo:letter-spacing="normal" fo:font-style="normal" style:text-underline-style="none" fo:font-weight="normal" style:text-blinking="false" loext:padding="0in" loext:border="none"/>
    </style:style>
    <style:style style:name="T19" style:family="text">
      <style:text-properties fo:font-variant="normal" fo:text-transform="none" fo:color="#00000a" style:font-name="Liberation Serif" fo:font-size="12pt" fo:letter-spacing="normal" fo:language="en" fo:country="US" fo:font-style="normal" fo:font-weight="normal" officeooo:rsid="007bf0ad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0" style:family="text">
      <style:text-properties fo:font-variant="normal" fo:text-transform="none" fo:color="#00000a" style:font-name="Liberation Serif" fo:font-size="12pt" fo:letter-spacing="normal" fo:language="en" fo:country="US" fo:font-style="normal" fo:font-weight="normal" officeooo:rsid="00883ec4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1" style:family="text">
      <style:text-properties fo:font-variant="normal" fo:text-transform="none" fo:color="#00000a" style:font-name="Liberation Serif" fo:font-size="12pt" fo:letter-spacing="normal" fo:language="en" fo:country="US" fo:font-style="normal" fo:font-weight="normal" officeooo:rsid="007bf0ad" fo:background-color="#eeeeee" loext:char-shading-value="0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2" style:family="text">
      <style:text-properties fo:font-variant="normal" fo:text-transform="none" fo:color="#00000a" style:font-name="Liberation Serif" fo:font-size="12pt" fo:letter-spacing="normal" fo:language="en" fo:country="US" officeooo:rsid="007bf0ad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3" style:family="text">
      <style:text-properties fo:font-variant="normal" fo:text-transform="none" fo:color="#00000a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bf0ad" style:text-blinking="fals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4" style:family="text">
      <style:text-properties fo:color="#00000a" fo:font-size="14pt" fo:language="en" fo:country="US" fo:font-weight="bold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25" style:family="text">
      <style:text-properties fo:color="#00000a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6" style:family="text">
      <style:text-properties fo:color="#00000a" style:font-name="Liberation Serif" fo:font-size="12pt" fo:language="en" fo:country="US" officeooo:rsid="001e3c1d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7" style:family="text">
      <style:text-properties fo:color="#00000a" style:font-name="Liberation Serif" fo:font-size="12pt" fo:language="en" fo:country="US" officeooo:rsid="0020d47c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8" style:family="text">
      <style:text-properties fo:color="#00000a" style:font-name="Liberation Serif" fo:font-size="12pt" fo:language="en" fo:country="US" officeooo:rsid="005f3207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29" style:family="text">
      <style:text-properties fo:color="#00000a" style:font-name="Liberation Serif" fo:font-size="12pt" fo:language="en" fo:country="US" officeooo:rsid="009450e9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30" style:family="text">
      <style:text-properties fo:color="#00000a" style:font-name="Liberation Serif" fo:font-size="12pt" fo:language="en" fo:country="US" officeooo:rsid="000fb0b6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overline-style="none" style:text-overline-color="font-color"/>
    </style:style>
    <style:style style:name="T31" style:family="text">
      <style:text-properties fo:color="#00000a" style:font-name="Liberation Serif" fo:font-size="12pt" fo:language="en" fo:country="US" officeooo:rsid="00301975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overline-style="none" style:text-overline-color="font-color"/>
    </style:style>
    <style:style style:name="T32" style:family="text">
      <style:text-properties fo:color="#00000a" style:font-name="Liberation Serif" fo:font-size="12pt" fo:letter-spacing="normal" fo:language="en" fo:country="US" fo:font-weight="normal" officeooo:rsid="007bf0ad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style:text-position="super 58%"/>
    </style:style>
    <style:style style:name="T37" style:family="text">
      <style:text-properties style:text-position="super 58%" fo:font-size="12pt" style:font-size-asian="12pt" style:font-size-complex="12pt"/>
    </style:style>
    <style:style style:name="T38" style:family="text">
      <style:text-properties style:text-position="super 58%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officeooo:rsid="000e907e"/>
    </style:style>
    <style:style style:name="T40" style:family="text">
      <style:text-properties officeooo:rsid="000e925b"/>
    </style:style>
    <style:style style:name="T41" style:family="text">
      <style:text-properties fo:language="en" fo:country="US" style:language-asian="zh" style:country-asian="CN" style:language-complex="hi" style:country-complex="IN"/>
    </style:style>
    <style:style style:name="T42" style:family="text">
      <style:text-properties officeooo:rsid="0020d47c"/>
    </style:style>
    <style:style style:name="T43" style:family="text">
      <style:text-properties officeooo:rsid="00221791"/>
    </style:style>
    <style:style style:name="T44" style:family="text">
      <style:text-properties officeooo:rsid="0023943a"/>
    </style:style>
    <style:style style:name="T45" style:family="text">
      <style:text-properties officeooo:rsid="00263c41"/>
    </style:style>
    <style:style style:name="T46" style:family="text">
      <style:text-properties officeooo:rsid="00277679"/>
    </style:style>
    <style:style style:name="T47" style:family="text">
      <style:text-properties officeooo:rsid="002bf3d8"/>
    </style:style>
    <style:style style:name="T48" style:family="text">
      <style:text-properties officeooo:rsid="002cecf2"/>
    </style:style>
    <style:style style:name="T49" style:family="text">
      <style:text-properties officeooo:rsid="000d33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officeooo:rsid="002f2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officeooo:rsid="000fb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officeooo:rsid="006e45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officeooo:rsid="00334710"/>
    </style:style>
    <style:style style:name="T54" style:family="text">
      <style:text-properties fo:color="#c9211e"/>
    </style:style>
    <style:style style:name="T55" style:family="text">
      <style:text-properties fo:color="#c9211e" officeooo:rsid="00334710"/>
    </style:style>
    <style:style style:name="T56" style:family="text">
      <style:text-properties officeooo:rsid="003532c0"/>
    </style:style>
    <style:style style:name="T57" style:family="text">
      <style:text-properties fo:color="#ff8000"/>
    </style:style>
    <style:style style:name="T58" style:family="text">
      <style:text-properties fo:color="#ff8000" officeooo:rsid="0037c94f"/>
    </style:style>
    <style:style style:name="T59" style:family="text">
      <style:text-properties officeooo:rsid="0037c94f"/>
    </style:style>
    <style:style style:name="T60" style:family="text">
      <style:text-properties officeooo:rsid="0042fede"/>
    </style:style>
    <style:style style:name="T61" style:family="text">
      <style:text-properties officeooo:rsid="004a5b6a"/>
    </style:style>
    <style:style style:name="T62" style:family="text">
      <style:text-properties officeooo:rsid="004c94cb"/>
    </style:style>
    <style:style style:name="T63" style:family="text">
      <style:text-properties officeooo:rsid="004d5eaf"/>
    </style:style>
    <style:style style:name="T64" style:family="text">
      <style:text-properties officeooo:rsid="005def9b"/>
    </style:style>
    <style:style style:name="T65" style:family="text">
      <style:text-properties officeooo:rsid="0059447b"/>
    </style:style>
    <style:style style:name="T66" style:family="text">
      <style:text-properties officeooo:rsid="0065e3de"/>
    </style:style>
    <style:style style:name="T67" style:family="text">
      <style:text-properties officeooo:rsid="00713efa"/>
    </style:style>
    <style:style style:name="T68" style:family="text">
      <style:text-properties fo:color="#002d7a" style:font-name="inherit1" fo:font-size="10.5pt" fo:font-style="normal" fo:font-weight="normal"/>
    </style:style>
    <style:style style:name="T69" style:family="text">
      <style:text-properties fo:color="#333333" style:font-name="inherit1" fo:font-size="10.5pt" fo:font-style="normal" fo:font-weight="normal"/>
    </style:style>
    <style:style style:name="T70" style:family="text">
      <style:text-properties fo:color="#004ed0" style:font-name="inherit1" fo:font-size="10.5pt" fo:font-style="normal" fo:font-weight="normal"/>
    </style:style>
    <style:style style:name="T71" style:family="text">
      <style:text-properties fo:color="#006fe0"/>
    </style:style>
    <style:style style:name="T72" style:family="text">
      <style:text-properties fo:color="#006fe0" style:font-name="Consolas3" fo:font-size="10.5pt" fo:font-style="normal" fo:font-weight="normal"/>
    </style:style>
    <style:style style:name="T73" style:family="text">
      <style:text-properties fo:color="#800080" style:font-name="inherit1" fo:font-size="10.5pt" fo:font-style="normal" fo:font-weight="normal"/>
    </style:style>
    <style:style style:name="T74" style:family="text">
      <style:text-properties officeooo:rsid="00793409"/>
    </style:style>
    <style:style style:name="T75" style:family="text">
      <style:text-properties officeooo:rsid="007bf0ad"/>
    </style:style>
    <style:style style:name="T76" style:family="text">
      <style:text-properties officeooo:rsid="007ea35f"/>
    </style:style>
    <style:style style:name="T77" style:family="text">
      <style:text-properties officeooo:rsid="00803b3d"/>
    </style:style>
    <style:style style:name="T78" style:family="text">
      <style:text-properties fo:color="#a6e22e"/>
    </style:style>
    <style:style style:name="T79" style:family="text">
      <style:text-properties fo:color="#a6e22e" style:font-name="Droid Sans Mono" fo:font-size="10.5pt" fo:font-weight="normal" fo:background-color="#272822" loext:char-shading-value="0"/>
    </style:style>
    <style:style style:name="T80" style:family="text">
      <style:text-properties fo:color="#f8f8f2" style:font-name="Droid Sans Mono" fo:font-size="10.5pt" fo:font-weight="normal" fo:background-color="#272822" loext:char-shading-value="0"/>
    </style:style>
    <style:style style:name="T81" style:family="text">
      <style:text-properties fo:color="#e6db74"/>
    </style:style>
    <style:style style:name="T82" style:family="text">
      <style:text-properties fo:color="#e6db74" style:font-name="Droid Sans Mono" fo:font-size="10.5pt" fo:font-weight="normal" fo:background-color="#272822" loext:char-shading-value="0"/>
    </style:style>
    <style:style style:name="T83" style:family="text">
      <style:text-properties fo:color="#e6db74" style:font-name="Droid Sans Mono" fo:font-size="10.5pt" fo:font-weight="normal" officeooo:rsid="00846d5b" fo:background-color="#272822" loext:char-shading-value="0"/>
    </style:style>
    <style:style style:name="T84" style:family="text">
      <style:text-properties fo:color="#e6db74" style:font-name="Droid Sans Mono" fo:font-size="10.5pt" fo:language="en" fo:country="US" fo:font-weight="normal" officeooo:rsid="00846d5b" fo:background-color="#272822" loext:char-shading-value="0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85" style:family="text">
      <style:text-properties officeooo:rsid="0083a04a"/>
    </style:style>
    <style:style style:name="T86" style:family="text">
      <style:text-properties officeooo:rsid="00863afd"/>
    </style:style>
    <style:style style:name="T87" style:family="text">
      <style:text-properties officeooo:rsid="00883ec4"/>
    </style:style>
    <style:style style:name="T88" style:family="text">
      <style:text-properties officeooo:rsid="008ef156"/>
    </style:style>
    <style:style style:name="T89" style:family="text">
      <style:text-properties officeooo:rsid="00905d5e"/>
    </style:style>
    <style:style style:name="T90" style:family="text">
      <style:text-properties officeooo:rsid="0090f75c"/>
    </style:style>
    <style:style style:name="T91" style:family="text">
      <style:text-properties officeooo:rsid="0092f53c"/>
    </style:style>
    <style:style style:name="T92" style:family="text">
      <style:text-properties officeooo:rsid="009450e9"/>
    </style:style>
    <style:style style:name="T93" style:family="text">
      <style:text-properties officeooo:rsid="0094ffd1"/>
    </style:style>
    <style:style style:name="T94" style:family="text">
      <style:text-properties officeooo:rsid="009758de"/>
    </style:style>
    <style:style style:name="T95" style:family="text">
      <style:text-properties officeooo:rsid="009acbde"/>
    </style:style>
    <style:style style:name="T96" style:family="text">
      <style:text-properties officeooo:rsid="009b043b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 text:c="31"/></text:p>
      <text:p text:style-name="P9">Items to be discussed</text:p>
      <text:p text:style-name="P4"/>
      <text:p text:style-name="P3"><text:tab/><text:tab/><text:tab/><text:tab/><text:tab/>i. Learnings from last works</text:p>
      <text:p text:style-name="P3"><text:tab/><text:tab/><text:tab/><text:tab/><text:tab/>ii. Requirement and understanding approach</text:p>
      <text:p text:style-name="P3"><text:tab/><text:tab/><text:tab/><text:tab/><text:tab/>iii. Coding approach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0"><text:span text:style-name="T1">Learnings</text:span><text:span text:style-name="T2"> 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1">Issue</text:p>
          </table:table-cell>
          <table:table-cell table:style-name="Table1.A2" office:value-type="string">
            <text:p text:style-name="P41"><text:s/>My thoughts(Mistakes I have done)</text:p>
          </table:table-cell>
          <table:table-cell table:style-name="Table1.A2" office:value-type="string">
            <text:p text:style-name="P41">Right Approach</text:p>
          </table:table-cell>
          <table:table-cell table:style-name="Table1.A2" office:value-type="string">
            <text:p text:style-name="P41">Findings</text:p>
          </table:table-cell>
        </table:table-row>
        <table:table-row table:style-name="Table1.3">
          <table:table-cell table:style-name="Table1.A1" office:value-type="string">
            <text:p text:style-name="P35">1. Dates related problems</text:p>
          </table:table-cell>
          <table:table-cell table:style-name="Table1.A1" office:value-type="string">
            <text:p text:style-name="P35">Help from Internet </text:p>
          </table:table-cell>
          <table:table-cell table:style-name="Table1.A1" office:value-type="string">
            <text:p text:style-name="P35">“msbDateTimeService” will help more than Internet </text:p>
          </table:table-cell>
          <table:table-cell table:style-name="Table1.A1" office:value-type="string">
            <text:p text:style-name="P40"/>
          </table:table-cell>
        </table:table-row>
        <table:table-row table:style-name="Table1.4">
          <table:table-cell table:style-name="Table1.A1" office:value-type="string">
            <text:p text:style-name="P42">2. Asynchronous <text:s text:c="4"/>operation</text:p>
          </table:table-cell>
          <table:table-cell table:style-name="Table1.A1" office:value-type="string">
            <text:p text:style-name="P35">Codes execute line by line</text:p>
          </table:table-cell>
          <table:table-cell table:style-name="Table1.A1" office:value-type="string">
            <text:p text:style-name="P35">As long as data dependency concerns, we cannot come out from async calls </text:p>
          </table:table-cell>
          <table:table-cell table:style-name="Table1.A1" office:value-type="string">
            <text:p text:style-name="P40">callBack</text:p>
          </table:table-cell>
        </table:table-row>
        <table:table-row table:style-name="Table1.5">
          <table:table-cell table:style-name="Table1.A1" office:value-type="string">
            <text:p text:style-name="P35">3. Functions </text:p>
          </table:table-cell>
          <table:table-cell table:style-name="Table1.A1" office:value-type="string">
            <text:p text:style-name="P35">Functions always belong to a specific controller</text:p>
          </table:table-cell>
          <table:table-cell table:style-name="Table1.A1" office:value-type="string">
            <text:p text:style-name="P35">Functions stay in a <text:s/>common factory</text:p>
          </table:table-cell>
          <table:table-cell table:style-name="Table1.A1" office:value-type="string">
            <text:p text:style-name="P40">sharable</text:p>
          </table:table-cell>
        </table:table-row>
        <table:table-row table:style-name="Table1.6">
          <table:table-cell table:style-name="Table1.A1" office:value-type="string">
            <text:p text:style-name="P35">4. <text:span text:style-name="T27">View data preparation</text:span></text:p>
          </table:table-cell>
          <table:table-cell table:style-name="Table1.A1" office:value-type="string">
            <text:p text:style-name="P35">1. checking if there is new</text:p>
            <text:p text:style-name="P35">2. if new, make data for this new</text:p>
          </table:table-cell>
          <table:table-cell table:style-name="Table1.A1" office:value-type="string">
            <text:p text:style-name="P35">Always make <text:span text:style-name="T42">basic </text:span><text:span text:style-name="T26">view</text:span> data then check with <text:span text:style-name="T26">saved</text:span> data </text:p>
          </table:table-cell>
          <table:table-cell table:style-name="Table1.A1" office:value-type="string">
            <text:p text:style-name="P40">Basic data preparation approach</text:p>
          </table:table-cell>
        </table:table-row>
        <table:table-row table:style-name="Table1.7">
          <table:table-cell table:style-name="Table1.A1" office:value-type="string">
            <text:p text:style-name="P35">5. Data dependency</text:p>
          </table:table-cell>
          <table:table-cell table:style-name="Table1.A1" office:value-type="string">
            <text:p text:style-name="P35">Item by Item update</text:p>
          </table:table-cell>
          <table:table-cell table:style-name="Table1.A1" office:value-type="string">
            <text:p text:style-name="P35">Data-driven approach</text:p>
          </table:table-cell>
          <table:table-cell table:style-name="Table1.A1" office:value-type="string">
            <text:p text:style-name="P40">Not push rather pull approach</text:p>
          </table:table-cell>
        </table:table-row>
        <table:table-row table:style-name="Table1.8">
          <table:table-cell table:style-name="Table1.A1" office:value-type="string">
            <text:p text:style-name="P2">6. Data view policy while multiple tab involve in one common controller </text:p>
          </table:table-cell>
          <table:table-cell table:style-name="Table1.A1" office:value-type="string">
            <text:p text:style-name="P35">After rendering data could save to server while moving from controller</text:p>
          </table:table-cell>
          <table:table-cell table:style-name="Table1.A1" office:value-type="string">
            <text:p text:style-name="P35">Data stores in a service from different controllers</text:p>
            <text:p text:style-name="P35">and access from this service</text:p>
            <text:p text:style-name="P37"><text:span text:style-name="T65">( Not valid now because, we can </text:span><text:span text:style-name="T28">provide</text:span><text:span text:style-name="T65"> data with reference from one state to another by parameter) </text:span></text:p>
          </table:table-cell>
          <table:table-cell table:style-name="Table1.A1" office:value-type="string">
            <text:p text:style-name="P40">Dealing with partial views</text:p>
          </table:table-cell>
        </table:table-row>
        <table:table-row table:style-name="Table1.9">
          <table:table-cell table:style-name="Table1.A1" office:value-type="string">
            <text:p text:style-name="P2">7. Data save policy while multiple tab involve in one common controller </text:p>
          </table:table-cell>
          <table:table-cell table:style-name="Table1.A1" office:value-type="string">
            <text:p text:style-name="P35">Data will be saved with available data</text:p>
          </table:table-cell>
          <table:table-cell table:style-name="Table1.A1" office:value-type="string">
            <text:p text:style-name="P35">After preparing consequence view data then save</text:p>
          </table:table-cell>
          <table:table-cell table:style-name="Table1.A1" office:value-type="string">
            <text:p text:style-name="P40">Separation of concerns (MVC)</text:p>
          </table:table-cell>
        </table:table-row>
        <table:table-row table:style-name="Table1.10">
          <table:table-cell table:style-name="Table1.A1" office:value-type="string">
            <text:p text:style-name="P35">8. Mock data reading</text:p>
            <text:p text:style-name="P35"/>
            <text:p text:style-name="P35"/>
            <text:p text:style-name="P35"/>
            <text:p text:style-name="P35"><text:soft-page-break/></text:p>
            <text:p text:style-name="P35"/>
            <text:p text:style-name="P35"/>
          </table:table-cell>
          <table:table-cell table:style-name="Table1.A1" office:value-type="string">
            <text:p text:style-name="P35">Hard coded data comes from server</text:p>
          </table:table-cell>
          <table:table-cell table:style-name="Table1.A1" office:value-type="string">
            <text:p text:style-name="P35">Comes from a function of a service </text:p>
          </table:table-cell>
          <table:table-cell table:style-name="Table1.A1" office:value-type="string">
            <text:p text:style-name="P40">Mock functions must be Asynchr<text:soft-page-break/>onous function</text:p>
          </table:table-cell>
        </table:table-row>
        <table:table-row table:style-name="Table1.11">
          <table:table-cell table:style-name="Table1.A1" office:value-type="string">
            <text:p text:style-name="P36">9. Regarding sample for dependent and partial views</text:p>
          </table:table-cell>
          <table:table-cell table:style-name="Table1.A1" office:value-type="string">
            <text:p text:style-name="P35">Sample information could help end users</text:p>
          </table:table-cell>
          <table:table-cell table:style-name="Table1.A1" office:value-type="string">
            <text:p text:style-name="P35">Sample info will not appear before creating any of them</text:p>
          </table:table-cell>
          <table:table-cell table:style-name="Table1.A1" office:value-type="string">
            <text:p text:style-name="P40">Data preparation approach</text:p>
          </table:table-cell>
        </table:table-row>
        <table:table-row table:style-name="Table1.12">
          <table:table-cell table:style-name="Table1.A1" office:value-type="string">
            <text:p text:style-name="P35">10. responsiveness</text:p>
          </table:table-cell>
          <table:table-cell table:style-name="Table1.A1" office:value-type="string">
            <text:p text:style-name="P35">responsiveness</text:p>
          </table:table-cell>
          <table:table-cell table:style-name="Table1.A1" office:value-type="string">
            <text:p text:style-name="P35">Fixed width</text:p>
          </table:table-cell>
          <table:table-cell table:style-name="Table1.A1" office:value-type="string">
            <text:p text:style-name="P40">Allot due space for business info </text:p>
          </table:table-cell>
        </table:table-row>
        <table:table-row table:style-name="Table1.13">
          <table:table-cell table:style-name="Table1.A1" office:value-type="string">
            <text:p text:style-name="P35">11. Understanding business</text:p>
            <text:p text:style-name="P35">and coding</text:p>
          </table:table-cell>
          <table:table-cell table:style-name="Table1.A1" office:value-type="string">
            <text:p text:style-name="P35"><text:s/>Understand and start <text:s/>coding</text:p>
          </table:table-cell>
          <table:table-cell table:style-name="Table1.A1" office:value-type="string">
            <text:p text:style-name="P56">Follow <text:span text:style-name="T46">defined </text:span>expression <text:span text:style-name="T45">methodology</text:span></text:p>
          </table:table-cell>
          <table:table-cell table:style-name="Table1.A1" office:value-type="string">
            <text:p text:style-name="P40">Transform requirements to coding</text:p>
          </table:table-cell>
        </table:table-row>
        <table:table-row table:style-name="Table1.14">
          <table:table-cell table:style-name="Table1.A1" office:value-type="string">
            <text:p text:style-name="P35">12. Service</text:p>
          </table:table-cell>
          <table:table-cell table:style-name="Table1.A1" office:value-type="string">
            <text:p text:style-name="P35"><text:span text:style-name="T44">who</text:span>le factory is a service</text:p>
          </table:table-cell>
          <table:table-cell table:style-name="Table1.A1" office:value-type="string">
            <text:p text:style-name="P35">1. Factory helps to build a service</text:p>
            <text:p text:style-name="P38">2. Every expose-able function</text:p>
            <text:p text:style-name="P38"><text:s/>is a service <text:s/></text:p>
            <text:p text:style-name="P35">3. Services are the building blocks of a factory</text:p>
          </table:table-cell>
          <table:table-cell table:style-name="Table1.A1" office:value-type="string">
            <text:p text:style-name="P40">Service definition from our point of view </text:p>
          </table:table-cell>
        </table:table-row>
        <table:table-row table:style-name="Table1.15">
          <table:table-cell table:style-name="Table1.A1" office:value-type="string">
            <text:p text:style-name="P35"><text:span text:style-name="T62">13.</text:span>Common model In service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>When views are p<text:span text:style-name="T43">a</text:span>rtial</text:p>
            <text:p text:style-name="P61">( Invalid)</text:p>
          </table:table-cell>
          <table:table-cell table:style-name="Table1.A1" office:value-type="string">
            <text:p text:style-name="P40"/>
          </table:table-cell>
        </table:table-row>
        <table:table-row table:style-name="Table1.16">
          <table:table-cell table:style-name="Table1.A16" office:value-type="string">
            <text:p text:style-name="P59">14. Save data update to</text:p>
            <text:p text:style-name="P59"><text:s text:c="6"/>view data</text:p>
          </table:table-cell>
          <table:table-cell table:style-name="Table1.A16" office:value-type="string">
            <text:p text:style-name="P35"><text:s/><text:span text:style-name="T63">One universal way</text:span></text:p>
          </table:table-cell>
          <table:table-cell table:style-name="Table1.A16" office:value-type="string">
            <text:p text:style-name="P60">Actually depends on business</text:p>
            <text:p text:style-name="P60">constraints :</text:p>
            <table:table table:name="Table3" table:style-name="Table3">
              <table:table-column table:style-name="Table3.A" table:number-columns-repeated="3"/>
              <table:table-column table:style-name="Table3.D"/>
              <table:table-row>
                <table:table-cell table:style-name="Table3.A1" office:value-type="string">
                  <text:p text:style-name="P67">Mode</text:p>
                </table:table-cell>
                <table:table-cell table:style-name="Table3.A1" office:value-type="string">
                  <text:p text:style-name="P62">Ideal data</text:p>
                </table:table-cell>
                <table:table-cell table:style-name="Table3.A1" office:value-type="string">
                  <text:p text:style-name="P62">Save</text:p>
                  <text:p text:style-name="P62">data</text:p>
                </table:table-cell>
                <table:table-cell table:style-name="Table3.D1" office:value-type="string">
                  <text:p text:style-name="P62">View</text:p>
                  <text:p text:style-name="P62">data</text:p>
                </table:table-cell>
              </table:table-row>
              <table:table-row>
                <table:table-cell table:style-name="Table3.A2" office:value-type="string">
                  <text:p text:style-name="P65">AND</text:p>
                  <text:p text:style-name="P65">View</text:p>
                </table:table-cell>
                <table:table-cell table:style-name="Table3.A2" office:value-type="string">
                  <text:p text:style-name="P71">√</text:p>
                </table:table-cell>
                <table:table-cell table:style-name="Table3.A2" office:value-type="string">
                  <text:p text:style-name="P71">√</text:p>
                </table:table-cell>
                <table:table-cell table:style-name="Table3.D2" office:value-type="string">
                  <text:p text:style-name="P73">Incomplete save data for view</text:p>
                </table:table-cell>
              </table:table-row>
              <table:table-row>
                <table:table-cell table:style-name="Table3.A2" table:number-rows-spanned="2" office:value-type="string">
                  <text:p text:style-name="P64">XOR</text:p>
                  <text:p text:style-name="P66">View</text:p>
                </table:table-cell>
                <table:table-cell table:style-name="Table3.A2" office:value-type="string">
                  <text:p text:style-name="P71"/>
                </table:table-cell>
                <table:table-cell table:style-name="Table3.A2" office:value-type="string">
                  <text:p text:style-name="P72">√</text:p>
                </table:table-cell>
                <table:table-cell table:style-name="Table3.D2" office:value-type="string">
                  <text:p text:style-name="P63">Complete save data for view ( Saved data found)</text:p>
                </table:table-cell>
              </table:table-row>
              <table:table-row>
                <table:covered-table-cell/>
                <table:table-cell table:style-name="Table3.A2" office:value-type="string">
                  <text:p text:style-name="P72">√</text:p>
                </table:table-cell>
                <table:table-cell table:style-name="Table3.A2" office:value-type="string">
                  <text:p text:style-name="P72"/>
                </table:table-cell>
                <table:table-cell table:style-name="Table3.D2" office:value-type="string">
                  <text:p text:style-name="P63">Complete save data for view (No saved data found)</text:p>
                </table:table-cell>
              </table:table-row>
            </table:table>
            <text:p text:style-name="P74"><text:soft-page-break/></text:p>
            <text:p text:style-name="P60"/>
          </table:table-cell>
          <table:table-cell table:style-name="Table1.A16" office:value-type="string">
            <text:p text:style-name="P4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><text:tab/><text:tab/><text:tab/><text:tab/><text:tab/></text:p>
      <text:p text:style-name="P7"><text:span text:style-name="T24">Technical problems and</text:span><text:span text:style-name="T33"> solution </text:span>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Problems</text:p>
          </table:table-cell>
          <table:table-cell table:style-name="Table2.A1" office:value-type="string">
            <text:p text:style-name="P47">Solutions</text:p>
          </table:table-cell>
          <table:table-cell table:style-name="Table2.A1" office:value-type="string">
            <text:p text:style-name="P47">Comments</text:p>
          </table:table-cell>
        </table:table-row>
        <table:table-row table:style-name="Table2.2">
          <table:table-cell table:style-name="Table2.A2" office:value-type="string">
            <text:p text:style-name="P44">01. <text:s/>Need to find dates between two dates</text:p>
          </table:table-cell>
          <table:table-cell table:style-name="Table2.A1" office:value-type="string">
            <text:p text:style-name="P52"><text:span text:style-name="T34">Need to call "</text:span><text:bookmark-start text:name="__DdeLink__104_160826913011"/><text:span text:style-name="T34">msbDateTimeService</text:span><text:bookmark-end text:name="__DdeLink__104_160826913011"/><text:span text:style-name="T34">" service and </text:span><text:bookmark-start text:name="__DdeLink__106_160826913011"/><text:span text:style-name="T34">getDatesBtnStartAndEndDates(stDate,ndDate)</text:span><text:bookmark-end text:name="__DdeLink__106_160826913011"/><text:span text:style-name="T34"> function.</text:span></text:p>
          </table:table-cell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><text:s/></text:p>
          </table:table-cell>
          <table:table-cell table:style-name="Table2.A1" office:value-type="string">
            <text:p text:style-name="P43"/>
          </table:table-cell>
        </table:table-row>
        <table:table-row table:style-name="Table2.4">
          <table:table-cell table:style-name="Table2.A2" office:value-type="string">
            <text:p text:style-name="P43">04. <text:s/>How to get index of object by its property :</text:p>
          </table:table-cell>
          <table:table-cell table:style-name="Table2.A1" office:value-type="string">
            <text:p text:style-name="P43">var index = sessionDataItem.sessions.map(function(sessionsItem) { return sessionsItem.sessionId;</text:p>
            <text:p text:style-name="Table_20_Contents"><text:bookmark-start text:name="__DdeLink__102_16082691301"/><text:bookmark-start text:name="__DdeLink__96_16082691301"/><text:span text:style-name="T34"><text:s text:c="20"/></text:span><text:bookmark-end text:name="__DdeLink__102_16082691301"/><text:bookmark-end text:name="__DdeLink__96_16082691301"/><text:span text:style-name="T34">}).indexOf(sessionId);</text:span></text:p>
            <text:p text:style-name="P43"><text:s text:c="13"/></text:p>
            <text:p text:style-name="P43"><text:s text:c="29"/>“Or”</text:p>
            <text:p text:style-name="P80"><text:span text:style-name="Source_20_Text"><text:span text:style-name="T4">var</text:span></text:span><text:span text:style-name="Source_20_Text"><text:span text:style-name="T6"> </text:span></text:span><text:span text:style-name="Source_20_Text"><text:span text:style-name="T4">index =</text:span></text:span><text:span text:style-name="Source_20_Text"><text:span text:style-name="T6"> </text:span></text:span><text:span text:style-name="Source_20_Text"><text:span text:style-name="T12">Data</text:span></text:span><text:span text:style-name="Source_20_Text"><text:span text:style-name="T4">.findIndex(function(item){</text:span></text:span><text:span text:style-name="Source_20_Text"><text:span text:style-name="T6"> </text:span></text:span><text:span text:style-name="Source_20_Text"><text:span text:style-name="T4">return</text:span></text:span><text:span text:style-name="Source_20_Text"><text:span text:style-name="T6"> </text:span></text:span><text:span text:style-name="Source_20_Text"><text:span text:style-name="T4">item.name ==</text:span></text:span><text:span text:style-name="Source_20_Text"><text:span text:style-name="T6"> </text:span></text:span><text:span text:style-name="Source_20_Text"><text:span text:style-name="T4">"John"})</text:span></text:span></text:p>
            <text:p text:style-name="P43"/>
          </table:table-cell>
          <table:table-cell table:style-name="Table2.A1" office:value-type="string">
            <text:p text:style-name="Table_20_Contents"><text:span text:style-name="T34">2</text:span><text:span text:style-name="T37">nd</text:span><text:span text:style-name="T34"> one shows better performance</text:span></text:p>
          </table:table-cell>
        </table:table-row>
        <table:table-row table:style-name="Table2.5">
          <table:table-cell table:style-name="Table2.A2" office:value-type="string">
            <text:p text:style-name="P43">05. Finding earliest/<text:span text:style-name="T60">latest</text:span> date from dates</text:p>
            <text:p text:style-name="P43"><text:s/></text:p>
            <text:p text:style-name="P5"/>
          </table:table-cell>
          <table:table-cell table:style-name="Table2.A2" office:value-type="string">
            <text:p text:style-name="P5"><text:bookmark-start text:name="__DdeLink__1123_16035237971"/><text:bookmark-start text:name="__DdeLink__93_16082691301"/><text:span text:style-name="T34">var earliestDate = dates.reduce(function (a, b) { return a &lt; b ? a : b; });</text:span><text:bookmark-end text:name="__DdeLink__1123_16035237971"/><text:bookmark-end text:name="__DdeLink__93_16082691301"/><text:span text:style-name="T34"> </text:span></text:p>
          </table:table-cell>
          <table:table-cell table:style-name="Table2.A2" office:value-type="string">
            <text:p text:style-name="Standard"/>
            <text:p text:style-name="P6"><text:span text:style-name="T35">1</text:span><text:span text:style-name="T38">st</text:span><text:span text:style-name="T35"> <text:s/>date must be formated in this fashion:</text:span></text:p>
            <text:p text:style-name="P13"/>
            <text:p text:style-name="Standard">var <text:span text:style-name="T41">date</text:span> = new Date(“<text:span text:style-name="T41">2020.02.02</text:span>”);</text:p>
            <text:p text:style-name="P12"/>
            <text:p text:style-name="P6">This date push in dates array then provide this dates array to the function(right side).</text:p>
            <text:p text:style-name="P6"/>
            <text:p text:style-name="P6">After getting earliest date , make it your choiceable format: </text:p>
            <text:p text:style-name="P6"/>
            <text:p text:style-name="Standard"><text:bookmark-start text:name="__DdeLink__1186_13069476741"/>var formatedDate = msbDateTimeService.formatDateValue(earliestDate,"dd.MM.<text:soft-page-break/>yyyy"<text:bookmark-end text:name="__DdeLink__1186_13069476741"/>);</text:p>
          </table:table-cell>
        </table:table-row>
        <table:table-row table:style-name="Table2.6">
          <table:table-cell table:style-name="Table2.A2" office:value-type="string">
            <text:p text:style-name="P43">06. Checking two days are equal</text:p>
          </table:table-cell>
          <table:table-cell table:style-name="Table2.A2" office:value-type="string">
            <text:p text:style-name="P80"><text:bookmark-start text:name="__DdeLink__907_18158816781"/><text:span text:style-name="Source_20_Text"><text:span text:style-name="T4">a =</text:span></text:span><text:span text:style-name="Source_20_Text"><text:span text:style-name="T6"> </text:span></text:span><text:span text:style-name="Source_20_Text"><text:span text:style-name="T4">new</text:span></text:span><text:span text:style-name="Source_20_Text"><text:span text:style-name="T6"> </text:span></text:span><text:span text:style-name="Source_20_Text"><text:span text:style-name="T12">Date</text:span></text:span><text:span text:style-name="Source_20_Text"><text:span text:style-name="T4">(1995,11,17);</text:span></text:span></text:p>
            <text:p text:style-name="P80"><text:span text:style-name="Source_20_Text"><text:span text:style-name="T4">b =</text:span></text:span><text:span text:style-name="Source_20_Text"><text:span text:style-name="T6"> </text:span></text:span><text:span text:style-name="Source_20_Text"><text:span text:style-name="T4">new</text:span></text:span><text:span text:style-name="Source_20_Text"><text:span text:style-name="T6"> </text:span></text:span><text:span text:style-name="Source_20_Text"><text:span text:style-name="T12">Date</text:span></text:span><text:span text:style-name="Source_20_Text"><text:span text:style-name="T4">(1995,11,17);</text:span></text:span></text:p>
            <text:p text:style-name="P111"/>
            <text:p text:style-name="P80"><text:span text:style-name="Source_20_Text"><text:span text:style-name="T4">a.getTime()</text:span></text:span><text:span text:style-name="Source_20_Text"><text:span text:style-name="T6"> </text:span></text:span><text:span text:style-name="Source_20_Text"><text:span text:style-name="T4">===</text:span></text:span><text:span text:style-name="Source_20_Text"><text:span text:style-name="T6"> </text:span></text:span><text:bookmark-end text:name="__DdeLink__907_18158816781"/><text:span text:style-name="Source_20_Text"><text:span text:style-name="T4">b.getTime()</text:span></text:span></text:p>
            <text:p text:style-name="P80"><text:span text:style-name="Source_20_Text"><text:span text:style-name="T4"><text:s text:c="13"/></text:span></text:span></text:p>
            <text:p text:style-name="P80"><text:span text:style-name="Source_20_Text"><text:span text:style-name="T4"><text:s text:c="19"/>Or</text:span></text:span></text:p>
            <text:p text:style-name="P80"><text:span text:style-name="Source_20_Text"><text:span text:style-name="T3">check as string if two dates are same formate</text:span></text:span></text:p>
            <text:p text:style-name="P80"><text:span text:style-name="Source_20_Text"><text:span text:style-name="T4"/></text:span></text:p>
            <text:p text:style-name="P80"><text:span text:style-name="Source_20_Text"><text:span text:style-name="T4"/></text:span></text:p>
          </table:table-cell>
          <table:table-cell table:style-name="Table2.A2" office:value-type="string">
            <text:p text:style-name="P43"/>
          </table:table-cell>
        </table:table-row>
        <table:table-row table:style-name="Table2.7">
          <table:table-cell table:style-name="Table2.A2" office:value-type="string">
            <text:p text:style-name="P43">07. Subtraction days from a date</text:p>
            <text:p text:style-name="P43">and <text:span text:style-name="T64">format</text:span> date</text:p>
          </table:table-cell>
          <table:table-cell table:style-name="Table2.A2" office:value-type="string">
            <text:p text:style-name="Standard">var date = msbDateTimeService.addDays(aDate,-days);</text:p>
            <text:p text:style-name="Standard"/>
            <text:p text:style-name="Standard"><text:bookmark-start text:name="__DdeLink__911_18158816781"/><text:bookmark-start text:name="__DdeLink__909_18158816781"/><text:bookmark-start text:name="__DdeLink__905_18158816781"/><text:bookmark-start text:name="__DdeLink__900_18158816781"/><text:bookmark-start text:name="__DdeLink__913_18158816781"/>var formatedDate = msbDateTimeService.formatDateValue(date,"dd.MM.yyyy"<text:bookmark-end text:name="__DdeLink__911_18158816781"/><text:bookmark-end text:name="__DdeLink__909_18158816781"/><text:bookmark-end text:name="__DdeLink__905_18158816781"/><text:bookmark-end text:name="__DdeLink__900_18158816781"/><text:bookmark-end text:name="__DdeLink__913_18158816781"/>);</text:p>
          </table:table-cell>
          <table:table-cell table:style-name="Table2.A2" office:value-type="string">
            <text:p text:style-name="P43"/>
          </table:table-cell>
        </table:table-row>
        <table:table-row table:style-name="Table2.8">
          <table:table-cell table:style-name="Table2.A2" office:value-type="string">
            <text:p text:style-name="P43">08. Dates between two dates</text:p>
            <text:p text:style-name="P43"/>
          </table:table-cell>
          <table:table-cell table:style-name="Table2.A2" office:value-type="string">
            <text:p text:style-name="Standard">msbDateTimeService.getDatesBtnStartAndEndDates(startDate,endDate)</text:p>
            <text:p text:style-name="Table_20_Contents"/>
          </table:table-cell>
          <table:table-cell table:style-name="Table2.A2" office:value-type="string">
            <text:p text:style-name="P92"/>
          </table:table-cell>
        </table:table-row>
        <table:table-row table:style-name="Table2.8">
          <table:table-cell table:style-name="Table2.A2" office:value-type="string">
            <text:p text:style-name="P43">09.Get index of a item of an array </text:p>
            <text:p text:style-name="P43"/>
            <text:p text:style-name="P43">(here item is an object )</text:p>
          </table:table-cell>
          <table:table-cell table:style-name="Table2.A2" office:value-type="string">
            <text:p text:style-name="Preformatted_20_Text">var index = array.map(function(arrayItem) {return arrayItem.arrayItemId;</text:p>
            <text:p text:style-name="Preformatted_20_Text">}).indexOf(arrayItemId);</text:p>
            <text:p text:style-name="Table_20_Contents"/>
          </table:table-cell>
          <table:table-cell table:style-name="Table2.A2" office:value-type="string">
            <text:p text:style-name="Table_20_Contents">Need to provide</text:p>
            <text:p text:style-name="Table_20_Contents"><text:s/></text:p>
            <text:p text:style-name="Preformatted_20_Text">arrayItemId</text:p>
          </table:table-cell>
        </table:table-row>
        <table:table-row table:style-name="Table2.10">
          <table:table-cell table:style-name="Table2.A2" office:value-type="string">
            <text:p text:style-name="P43">10.Delete item from array using delete</text:p>
          </table:table-cell>
          <table:table-cell table:style-name="Table2.A2" office:value-type="string">
            <text:p text:style-name="P80"><text:bookmark-start text:name="__DdeLink__1125_16035237971"/><text:span text:style-name="Source_20_Text"><text:span text:style-name="T4">delete</text:span></text:span><text:span text:style-name="Source_20_Text"><text:span text:style-name="T6"> </text:span></text:span><text:bookmark-end text:name="__DdeLink__1125_16035237971"/><text:span text:style-name="Source_20_Text"><text:span text:style-name="T4">myArray[index]</text:span></text:span></text:p>
            <text:p text:style-name="P43"/>
            <text:p text:style-name="P48">(keeping the reference )</text:p>
          </table:table-cell>
          <table:table-cell table:style-name="Table2.A2" office:value-type="string">
            <text:p text:style-name="P93">delete will delete the object property, but will not reindex the array or update its length. But the deleted index will remain empty.</text:p>
          </table:table-cell>
        </table:table-row>
        <table:table-row table:style-name="Table2.11"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93"/>
          </table:table-cell>
        </table:table-row>
        <table:table-row table:style-name="Table2.11">
          <table:table-cell table:style-name="Table2.A2" office:value-type="string">
            <text:p text:style-name="P43">12.Remove Duplicate Items from array</text:p>
          </table:table-cell>
          <table:table-cell table:style-name="Table2.A2" office:value-type="string">
            <text:p text:style-name="Standard"/>
            <text:p text:style-name="Standard">msbCommonApiService</text:p>
            <text:p text:style-name="Standard">.removeDuplicateItemsFromArray</text:p>
            <text:p text:style-name="Standard"/>
            <text:p text:style-name="P88"/>
          </table:table-cell>
          <table:table-cell table:style-name="Table2.A2" office:value-type="string">
            <text:p text:style-name="P107"><text:span text:style-name="T8">Added to</text:span><text:span text:style-name="T7"> </text:span><text:span text:style-name="T54">msbCommonApiService</text:span></text:p>
            <text:p text:style-name="P93"/>
            <text:p text:style-name="P93"/>
          </table:table-cell>
        </table:table-row>
        <table:table-row table:style-name="Table2.11">
          <table:table-cell table:style-name="Table2.A2" office:value-type="string">
            <text:p text:style-name="P43">13.Array copy</text:p>
          </table:table-cell>
          <table:table-cell table:style-name="Table2.A2" office:value-type="string">
            <text:p text:style-name="P82"><text:span text:style-name="Source_20_Text"><text:span text:style-name="T5"><text:s/></text:span></text:span><text:span text:style-name="Source_20_Text">var copiedArray = angular.copy(array)</text:span></text:p>
            <text:p text:style-name="P80"><text:span text:style-name="Source_20_Text"><text:span text:style-name="T4"><text:s text:c="9"/></text:span></text:span></text:p>
            <text:p text:style-name="P80"><text:span text:style-name="Source_20_Text"><text:span text:style-name="T4"><text:s text:c="21"/>But </text:span></text:span></text:p>
            <text:p text:style-name="P80"><text:soft-page-break/><text:span text:style-name="Source_20_Text"><text:span text:style-name="T4">should not assign one array to another. It will generate same reference. Example </text:span></text:span></text:p>
            <text:p text:style-name="P81"><text:span text:style-name="Source_20_Text"/></text:p>
            <text:p text:style-name="P80"><text:span text:style-name="Source_20_Text"><text:span text:style-name="T4">var newArray = array. </text:span></text:span></text:p>
            <text:p text:style-name="P80"><text:span text:style-name="Source_20_Text"><text:span text:style-name="T4">This two array will be the same reference array</text:span></text:span></text:p>
          </table:table-cell>
          <table:table-cell table:style-name="Table2.A2" office:value-type="string">
            <text:p text:style-name="P93"/>
          </table:table-cell>
        </table:table-row>
        <table:table-row table:style-name="Table2.11"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93"/>
          </table:table-cell>
        </table:table-row>
        <table:table-row table:style-name="Table2.11">
          <table:table-cell table:style-name="Table2.A2" office:value-type="string">
            <text:p text:style-name="P43">15.Days substructure from a date </text:p>
          </table:table-cell>
          <table:table-cell table:style-name="Table2.A2" office:value-type="string">
            <text:p text:style-name="Preformatted_20_Text">var dat = msbDateTimeService.convertToSysDate(sessionEndDt);</text:p>
            <text:p text:style-name="Preformatted_20_Text"/>
            <text:p text:style-name="Preformatted_20_Text">var dt = new Date(dat);</text:p>
            <text:p text:style-name="Preformatted_20_Text">dt.setDate( dt.getDate() - days);</text:p>
            <text:p text:style-name="Preformatted_20_Text"/>
          </table:table-cell>
          <table:table-cell table:style-name="Table2.A2" office:value-type="string">
            <text:p text:style-name="P93"/>
          </table:table-cell>
        </table:table-row>
        <table:table-row table:style-name="Table2.11">
          <table:table-cell table:style-name="Table2.A2" office:value-type="string">
            <text:p text:style-name="P43">16.</text:p>
            <text:p text:style-name="P45">Find Early or latest date between two dates</text:p>
            <text:p text:style-name="P43"/>
            <text:p text:style-name="P43"/>
            <text:p text:style-name="P84"/>
            <text:p text:style-name="P43"/>
          </table:table-cell>
          <table:table-cell table:style-name="Table2.A2" office:value-type="string">
            <text:p text:style-name="Preformatted_20_Text"/>
            <text:p text:style-name="Standard">var value = msbDateTimeService.dateSorter(startDate,earliestDate);</text:p>
            <text:p text:style-name="Preformatted_20_Text"/>
            <text:p text:style-name="Preformatted_20_Text"/>
            <text:p text:style-name="Preformatted_20_Text"/>
            <text:p text:style-name="Preformatted_20_Text"><text:s/></text:p>
          </table:table-cell>
          <table:table-cell table:style-name="Table2.A2" office:value-type="string">
            <text:p text:style-name="P46">Value = 0 , equal</text:p>
            <text:p text:style-name="P53"><text:bookmark-start text:name="__DdeLink__1348_5613463611"/><text:span text:style-name="T34">value = positive, 1</text:span><text:span text:style-name="T37">st</text:span><text:bookmark-end text:name="__DdeLink__1348_5613463611"/><text:span text:style-name="T34"> param is greater</text:span></text:p>
            <text:p text:style-name="P94">value = neg, 1<text:span text:style-name="T36">st</text:span> param is smaller</text:p>
          </table:table-cell>
        </table:table-row>
        <table:table-row table:style-name="Table2.11">
          <table:table-cell table:style-name="Table2.A2" table:number-rows-spanned="4" office:value-type="string">
            <text:p text:style-name="P43">17.<text:span text:style-name="T47">Passing parameter while m</text:span>ov<text:span text:style-name="T47">ing from</text:span> one state to another state</text:p>
            <text:p text:style-name="P43"/>
          </table:table-cell>
          <table:table-cell table:style-name="Table2.A2" office:value-type="string">
            <text:p text:style-name="Preformatted_20_Text"><text:span text:style-name="T41">i</text:span>. </text:p>
            <text:p text:style-name="P112">&lt;md-tab <text:s/>label="ProdEndDate" ng-click="vm.goingTo<text:span text:style-name="T48">P</text:span>ro<text:span text:style-name="T48">d</text:span>EndDateState ()"&gt;</text:p>
            <text:p text:style-name="Preformatted_20_Text"><text:s text:c="4"/>&lt;div ui-view="proEndDate"&gt;&lt;/div&gt;</text:p>
            <text:p text:style-name="Preformatted_20_Text">&lt;/md-tab&gt;</text:p>
            <text:p text:style-name="Preformatted_20_Text"/>
          </table:table-cell>
          <table:table-cell table:style-name="Table2.A2" office:value-type="string">
            <text:p text:style-name="P93">Pass by value as parameter<text:span text:style-name="T53">( </text:span><text:span text:style-name="T55">without reference</text:span><text:span text:style-name="T53">)</text:span></text:p>
          </table:table-cell>
        </table:table-row>
        <table:table-row table:style-name="Table2.11">
          <table:covered-table-cell/>
          <table:table-cell table:style-name="Table2.A2" office:value-type="string">
            <text:p text:style-name="Preformatted_20_Text">ii. </text:p>
            <text:p text:style-name="Preformatted_20_Text">function goingTo<text:span text:style-name="T48">P</text:span>ro<text:span text:style-name="T48">d</text:span>EndDateState() {</text:p>
            <text:p text:style-name="Preformatted_20_Text"><text:s text:c="4"/>var proEndDate = angular.toJson(vm.proEndDate);</text:p>
            <text:p text:style-name="Preformatted_20_Text"/>
            <text:p text:style-name="Preformatted_20_Text"><text:s text:c="4"/>var sessionData = angular.toJson(vm.sessionData);</text:p>
            <text:p text:style-name="Preformatted_20_Text"><text:s text:c="4"/></text:p>
            <text:p text:style-name="Preformatted_20_Text"><text:s text:c="5"/>$state.go('app.initialBooking.productionSession-sewSession.proEndDate',{proEndDate : proEndDate,sessionData : <text:span text:style-name="T2">sessionData</text:span>});</text:p>
            <text:p text:style-name="Preformatted_20_Text"><text:s/>}</text:p>
            <text:p text:style-name="Preformatted_20_Text"/>
          </table:table-cell>
          <table:table-cell table:style-name="Table2.A2" office:value-type="string">
            <text:p text:style-name="P101">angular.toJson(value)</text:p>
            <text:p text:style-name="P101"/>
            <text:p text:style-name="P101">is used to <text:span text:style-name="T2">serialize</text:span> the javascript object into a JSON – formatted string. It takes the javascript object and returns JSON string.</text:p>
          </table:table-cell>
        </table:table-row>
        <table:table-row table:style-name="Table2.11">
          <table:covered-table-cell/>
          <table:table-cell table:style-name="Table2.A2" office:value-type="string">
            <text:p text:style-name="Preformatted_20_Text"/>
            <text:p text:style-name="Preformatted_20_Text"><text:span text:style-name="T41">iii</text:span>. In Module.js : </text:p>
            <text:p text:style-name="Preformatted_20_Text"/>
            <text:p text:style-name="Preformatted_20_Text"><text:soft-page-break/>state('app.initialBooking.productionSession-sewSession.proEndDate', {</text:p>
            <text:p text:style-name="Preformatted_20_Text"><text:s text:c="4"/>url <text:s text:c="3"/>: '/productionSession/sewSession/proEndDate/:proEndDate?sessionData',</text:p>
            <text:p text:style-name="Preformatted_20_Text"><text:s text:c="4"/>views <text:s/>: {</text:p>
            <text:p text:style-name="Preformatted_20_Text"><text:s text:c="8"/>'proEndDate': {</text:p>
            <text:p text:style-name="Preformatted_20_Text"><text:s text:c="12"/>templateUrl: 'app/main/initial-booking/directives/prod-End-Date/prod.end.date.directive.html',</text:p>
            <text:p text:style-name="Preformatted_20_Text"><text:s text:c="12"/>controller : 'ProdEndDateController as vm'</text:p>
            <text:p text:style-name="Preformatted_20_Text"><text:s text:c="8"/>}</text:p>
            <text:p text:style-name="Preformatted_20_Text"><text:s text:c="4"/>},</text:p>
            <text:p text:style-name="Preformatted_20_Text"><text:s text:c="4"/>bodyClass: 'printable'</text:p>
            <text:p text:style-name="Preformatted_20_Text">})</text:p>
            <text:p text:style-name="Preformatted_20_Text"/>
          </table:table-cell>
          <table:table-cell table:style-name="Table2.A2" office:value-type="string">
            <text:p text:style-name="P93"/>
          </table:table-cell>
        </table:table-row>
        <table:table-row table:style-name="Table2.11">
          <table:covered-table-cell/>
          <table:table-cell table:style-name="Table2.A2" office:value-type="string">
            <text:p text:style-name="Preformatted_20_Text"><text:span text:style-name="T41">iv</text:span>. (In destination state’s controller) parameter receive using $stateParams:</text:p>
            <text:p text:style-name="Preformatted_20_Text"/>
            <text:p text:style-name="Preformatted_20_Text">vm.proEndDate = JSON.parse($stateParams.proEndDate);</text:p>
            <text:p text:style-name="Preformatted_20_Text">vm.sessionData = JSON.parse($stateParams.sessionData);</text:p>
            <text:p text:style-name="Preformatted_20_Text"/>
            <text:p text:style-name="Preformatted_20_Text"><text:s/></text:p>
          </table:table-cell>
          <table:table-cell table:style-name="Table2.A2" office:value-type="string">
            <text:p text:style-name="P106"><text:span text:style-name="Source_20_Text"><text:span text:style-name="T13">JSON.parse()</text:span></text:span></text:p>
            <text:p text:style-name="P91">converts text into a JavaScript object:</text:p>
            <text:p text:style-name="P105"/>
            <text:p text:style-name="P91">Note:</text:p>
            <text:p text:style-name="P91">Make sure the text is written in JSON format, or else you will get a syntax error.</text:p>
          </table:table-cell>
        </table:table-row>
        <table:table-row table:style-name="Table2.11">
          <table:table-cell table:style-name="Table2.A21" office:value-type="string">
            <text:p text:style-name="P49">1<text:span text:style-name="T56">8</text:span>.<text:span text:style-name="T47">Passing parameter while m</text:span>ov<text:span text:style-name="T47">ing from</text:span> one state to another state</text:p>
            <text:p text:style-name="P49"/>
          </table:table-cell>
          <table:table-cell table:style-name="Table2.A21" office:value-type="string">
            <text:p text:style-name="P10">1. <text:span text:style-name="T59">in html &amp; Controller :</text:span></text:p>
            <text:p text:style-name="Standard"><text:span text:style-name="T58">In html </text:span><text:span text:style-name="T59">:</text:span> &lt;md-tab label="Prod. End Date" ng-click="vm.goingToproEndDateState()"&gt;</text:p>
            <text:p text:style-name="Standard">&lt;div ui-view="proEndDate"&gt;&lt;/div&gt;</text:p>
            <text:p text:style-name="Standard">&lt;/md-tab&gt;</text:p>
            <text:p text:style-name="P11"><text:span text:style-name="T57">In controller </text:span>:</text:p>
            <text:p text:style-name="P10">$state.go('app.initialBooking.productionSession-sewSession.proEndDate', { proEndDate: vm.proEndDate ,params : vm.viewParams});</text:p>
            <text:p text:style-name="Standard"/>
            <text:p text:style-name="Standard">2. <text:span text:style-name="T57">in module</text:span> :</text:p>
            <text:p text:style-name="Standard">state('app.initialBooking.productionSession-sewSession.proEndDate', {</text:p>
            <text:p text:style-name="Standard">url: '/productionSession/sewSession/proEndDate/',</text:p>
            <text:p text:style-name="Standard">params: {</text:p>
            <text:p text:style-name="Standard">proEndDate: null,</text:p>
            <text:p text:style-name="Standard">params: null },</text:p>
            <text:p text:style-name="Standard">views: {'proEndDate': { templateUrl: 'app/main/initial-booking/directives/prod-End-Date/prod.end.date.directive.html',</text:p>
            <text:p text:style-name="Standard">controller: 'ProdEndDateController as vm'</text:p>
            <text:p text:style-name="Standard">}},</text:p>
            <text:p text:style-name="Standard"><text:soft-page-break/>bodyClass: 'printable'</text:p>
            <text:p text:style-name="Standard">})</text:p>
            <text:p text:style-name="Standard"/>
            <text:p text:style-name="Standard"/>
            <text:p text:style-name="Standard">3. <text:span text:style-name="T57">in the state controller </text:span>:</text:p>
            <text:p text:style-name="Standard">vm.sewSession = $stateParams.proEndDate;</text:p>
            <text:p text:style-name="Standard">vm.viewParams = $stateParams.params;</text:p>
          </table:table-cell>
          <table:table-cell table:style-name="Table2.A21" office:value-type="string">
            <text:p text:style-name="P108"><text:span text:style-name="T14">Pass by </text:span><text:span text:style-name="T15">reference</text:span><text:span text:style-name="T14"> as parameter</text:span></text:p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3">Note: In module,</text:p>
            <text:p text:style-name="P104">(parent child relationship must )</text:p>
            <text:p text:style-name="P104">J controller thake call kora hocce tar state then .child</text:p>
          </table:table-cell>
        </table:table-row>
        <table:table-row table:style-name="Table2.22">
          <table:table-cell table:style-name="Table2.A2" office:value-type="string">
            <text:p text:style-name="P50"><text:span text:style-name="T34">19. D</text:span><text:span text:style-name="T25">elete item from an array</text:span></text:p>
          </table:table-cell>
          <table:table-cell table:style-name="Table2.A2" office:value-type="string">
            <text:p text:style-name="Standard">msbCommonApi.<text:bookmark-start text:name="__DdeLink__1149_6998731401"/>deleteItemFromAnArray<text:bookmark-end text:name="__DdeLink__1149_6998731401"/>(myArray,itemTechdiserId);</text:p>
          </table:table-cell>
          <table:table-cell table:style-name="Table2.A2" office:value-type="string">
            <text:p text:style-name="P93"/>
          </table:table-cell>
        </table:table-row>
        <table:table-row table:style-name="Table2.23">
          <table:table-cell table:style-name="Table2.A2" office:value-type="string">
            <text:p text:style-name="P51">20. Get one increment for id</text:p>
          </table:table-cell>
          <table:table-cell table:style-name="Table2.A2" office:value-type="string">
            <text:p text:style-name="Standard"><text:s/>SamplingMgtService.incrementSerialNobyOne</text:p>
            <text:p text:style-name="P14"/>
          </table:table-cell>
          <table:table-cell table:style-name="Table2.A2" office:value-type="string">
            <text:p text:style-name="P95">If this happens in fact you are in trouble</text:p>
          </table:table-cell>
        </table:table-row>
        <table:table-row table:style-name="Table2.11">
          <table:table-cell table:style-name="Table2.A21" office:value-type="string">
            <text:p text:style-name="P57"><text:span text:style-name="T49">21. </text:span><text:span text:style-name="T50">Adding array items</text:span><text:span text:style-name="T51">, keeping array </text:span><text:span text:style-name="T30">reference</text:span><text:span text:style-name="T51"> </text:span><text:span text:style-name="T31">intact</text:span></text:p>
          </table:table-cell>
          <table:table-cell table:style-name="Table2.A21" office:value-type="string">
            <text:p text:style-name="Standard">SamplingMgtService</text:p>
            <text:p text:style-name="Table_20_Contents">.makingEmptyHoldingReferenceAndPushingNewItems</text:p>
            <text:p text:style-name="Table_20_Contents"><text:s text:c="38"/><text:span text:style-name="T61">Or,</text:span></text:p>
            <text:p text:style-name="P58">angular.copy(source,destination);</text:p>
          </table:table-cell>
          <table:table-cell table:style-name="Table2.A21" office:value-type="string">
            <text:p text:style-name="P85"/>
          </table:table-cell>
        </table:table-row>
        <table:table-row table:style-name="Table2.25">
          <table:table-cell table:style-name="Table2.A21" office:value-type="string">
            <text:p text:style-name="P54">22. <text:span text:style-name="T39">Save</text:span><text:span text:style-name="T40">d</text:span><text:span text:style-name="T39"> data callBack</text:span></text:p>
          </table:table-cell>
          <table:table-cell table:style-name="Table2.A21" office:value-type="string">
            <text:p text:style-name="P86">1. Data saved means system returns data with root object.</text:p>
            <text:p text:style-name="P86">2. otherwise returns only the modified part</text:p>
          </table:table-cell>
          <table:table-cell table:style-name="Table2.A21" office:value-type="string">
            <text:p text:style-name="P93"/>
          </table:table-cell>
        </table:table-row>
        <table:table-row table:style-name="Table2.25">
          <table:table-cell table:style-name="Table2.A21" office:value-type="string">
            <text:p text:style-name="P55"/>
          </table:table-cell>
          <table:table-cell table:style-name="Table2.A21" office:value-type="string">
            <text:p text:style-name="P87"/>
          </table:table-cell>
          <table:table-cell table:style-name="Table2.A21" office:value-type="string">
            <text:p text:style-name="P93"/>
          </table:table-cell>
        </table:table-row>
        <table:table-row table:style-name="Table2.25">
          <table:table-cell table:style-name="Table2.A21" office:value-type="string">
            <text:p text:style-name="Table_20_Contents"/>
          </table:table-cell>
          <table:table-cell table:style-name="Table2.B27" office:value-type="string">
            <text:p text:style-name="Standard"/>
          </table:table-cell>
          <table:table-cell table:style-name="Table2.B27" office:value-type="string">
            <text:p text:style-name="Table_20_Contents"/>
          </table:table-cell>
        </table:table-row>
        <table:table-row table:style-name="Table2.25">
          <table:table-cell table:style-name="Table2.A21" office:value-type="string">
            <text:p text:style-name="P75">24.<text:span text:style-name="T66">removeArrayItemByAttributes</text:span></text:p>
            <text:p text:style-name="Table_20_Contents"/>
          </table:table-cell>
          <table:table-cell table:style-name="Table2.B27" office:value-type="string">
            <text:p text:style-name="Standard">msbCommonApiService</text:p>
            <text:p text:style-name="Standard">.removeArrayItemByAttributes(myArray, ‘attributeName’)</text:p>
            <text:p text:style-name="Standard"/>
            <text:p text:style-name="Standard"/>
          </table:table-cell>
          <table:table-cell table:style-name="Table2.B27" office:value-type="string">
            <text:p text:style-name="Table_20_Contents">Added to “MsbCommonApiService”</text:p>
            <text:p text:style-name="P69"/>
            <text:p text:style-name="P69"/>
            <text:p text:style-name="P69"/>
            <text:p text:style-name="P69"/>
            <text:p text:style-name="P69"/>
          </table:table-cell>
        </table:table-row>
        <table:table-row table:style-name="Table2.29">
          <table:table-cell table:style-name="Table2.A21" office:value-type="string">
            <text:p text:style-name="Table_20_Contents">25.removeEmptyIndexFromArray</text:p>
          </table:table-cell>
          <table:table-cell table:style-name="Table2.B27" office:value-type="string">
            <text:p text:style-name="Standard">ConsignmentMgtService.removeEmptyIndexFromArray</text:p>
          </table:table-cell>
          <table:table-cell table:style-name="Table2.B27" office:value-type="string">
            <text:p text:style-name="P70">Use util array delete function</text:p>
          </table:table-cell>
        </table:table-row>
        <table:table-row table:style-name="Table2.25">
          <table:table-cell table:style-name="Table2.A21" office:value-type="string">
            <text:p text:style-name="P39"><text:span text:style-name="T52">26. </text:span><text:span text:style-name="Source_20_Text"><text:span text:style-name="T9">ui-sref (</text:span></text:span><text:span text:style-name="T10">stands for UI-Router state reference</text:span><text:span text:style-name="T11">)</text:span></text:p>
          </table:table-cell>
          <table:table-cell table:style-name="Table2.B27" office:value-type="string">
            <text:p text:style-name="Standard">1. in html : ui-sref="app.consignment.planning.demand-shippingLine-containers-demandPos({id: '1', <text:span text:style-name="T67">info : vm.info</text:span></text:p>
            <text:p text:style-name="Standard">})"</text:p>
            <text:p text:style-name="Standard"/>
            <text:p text:style-name="Standard">2. in module : </text:p>
            <text:p text:style-name="P19">params: {</text:p>
            <text:p text:style-name="P19"><text:s text:c="2"/>id: null,</text:p>
            <text:p text:style-name="P19"><text:s text:c="2"/>info: info</text:p>
            <text:p text:style-name="P19">}</text:p>
            <text:p text:style-name="Standard">3. in Controller :</text:p>
            <text:p text:style-name="Standard">var userId = $stateParams.id;</text:p>
            <text:p text:style-name="Standard">var Info = $stateParams.Info ;</text:p>
            <text:p text:style-name="P16"><text:soft-page-break/></text:p>
            <text:p text:style-name="P17"/>
            <text:p text:style-name="P16"/>
            <text:p text:style-name="P18"/>
            <text:p text:style-name="P15"/>
            <text:p text:style-name="P85"/>
          </table:table-cell>
          <table:table-cell table:style-name="Table2.B27" office:value-type="string">
            <text:p text:style-name="P96">Note : if we palce data into url of module, that could be problem when data itself is a object.</text:p>
            <text:p text:style-name="P96"/>
            <text:p text:style-name="P96">Like this : </text:p>
            <text:p text:style-name="P109">url: '/planning/url:id ? Info',</text:p>
            <text:p text:style-name="P109">(Do not use it)</text:p>
            <text:p text:style-name="P109"/>
            <text:p text:style-name="P110">(Rather use Rest way)</text:p>
          </table:table-cell>
        </table:table-row>
        <table:table-row table:style-name="Table2.25">
          <table:table-cell table:style-name="Table2.A21" office:value-type="string">
            <text:p text:style-name="P21"><text:span text:style-name="T87">27. </text:span><text:a xlink:type="simple" xlink:href="mailto:child@parent" text:style-name="Internet_20_link" text:visited-style-name="Visited_20_Internet_20_Link">child@parent</text:a> → view </text:p>
          </table:table-cell>
          <table:table-cell table:style-name="Table2.B27" office:value-type="string">
            <text:p text:style-name="P20"/>
          </table:table-cell>
          <table:table-cell table:style-name="Table2.B27" office:value-type="string">
            <text:p text:style-name="P96"/>
          </table:table-cell>
        </table:table-row>
        <table:table-row table:style-name="Table2.25">
          <table:table-cell table:style-name="Table2.A21" office:value-type="string">
            <text:p text:style-name="P113"><text:span text:style-name="T87">28. </text:span>Loop through an array backwards in JavaScript</text:p>
            <text:p text:style-name="P90"/>
            <text:p text:style-name="P68"/>
          </table:table-cell>
          <table:table-cell table:style-name="Table2.B27" office:value-type="string">
            <text:p text:style-name="P22"><text:span text:style-name="T74"><text:s/></text:span><text:span text:style-name="T16">arr</text:span><text:span text:style-name="T17">.</text:span><text:span text:style-name="T18">slice</text:span><text:span text:style-name="T17">().</text:span><text:span text:style-name="T18">reverse</text:span><text:span text:style-name="T17">()</text:span></text:p>
            <text:section text:style-name="Sect1" text:name="crayon-6019683365589846620406-4">
              <text:p text:style-name="P89"><text:span text:style-name="T71">    </text:span><text:span text:style-name="T69">.</text:span><text:span text:style-name="T73">forEach</text:span><text:span text:style-name="T69">(</text:span><text:span text:style-name="T73">function</text:span><text:span text:style-name="T69">(</text:span><text:span text:style-name="T68">item</text:span><text:span text:style-name="T69">)</text:span><text:span text:style-name="T72"> </text:span><text:span text:style-name="T69">{</text:span></text:p>
            </text:section>
            <text:section text:style-name="Sect1" text:name="crayon-6019683365589846620406-5">
              <text:p text:style-name="P89"><text:span text:style-name="T71">            </text:span><text:span text:style-name="T68">console</text:span><text:span text:style-name="T69">.</text:span><text:span text:style-name="T70">log</text:span><text:span text:style-name="T69">(</text:span><text:span text:style-name="T68">item</text:span><text:span text:style-name="T69">);</text:span></text:p>
            </text:section>
            <text:section text:style-name="Sect1" text:name="crayon-6019683365589846620406-6">
              <text:p text:style-name="P89"><text:span text:style-name="T71">        </text:span><text:span text:style-name="T69">});</text:span></text:p>
            </text:section>
            <text:p text:style-name="P20"/>
          </table:table-cell>
          <table:table-cell table:style-name="Table2.B27" office:value-type="string">
            <text:p text:style-name="P96"/>
          </table:table-cell>
        </table:table-row>
        <table:table-row table:style-name="Table2.25">
          <table:table-cell table:style-name="Table2.A21" office:value-type="string">
            <text:p text:style-name="P76"><text:span text:style-name="T87">29. </text:span>Same url for two states</text:p>
          </table:table-cell>
          <table:table-cell table:style-name="Table2.B27" office:value-type="string">
            <text:p text:style-name="Standard"><text:span text:style-name="T75">1. </text:span>.state('app.consignment.<text:span text:style-name="T75">abc1</text:span>, {</text:p>
            <text:p text:style-name="Standard">url: '/<text:span text:style-name="T75">a</text:span>',</text:p>
            <text:p text:style-name="Standard">params: {</text:p>
            <text:p text:style-name="Standard">},</text:p>
            <text:p text:style-name="Standard">views: {</text:p>
            <text:p text:style-name="Standard">'<text:span text:style-name="T75">childState1</text:span>@<text:span text:style-name="T75">parentState</text:span>': {</text:p>
            <text:p text:style-name="Standard">templateUrl: '',</text:p>
            <text:p text:style-name="Standard">controller: ' as vm'}}})</text:p>
            <text:p text:style-name="P24">2. .state('app.consignment.abc2, {</text:p>
            <text:p text:style-name="P23">url: '/<text:span text:style-name="T75">a</text:span>',</text:p>
            <text:p text:style-name="P23">params: {</text:p>
            <text:p text:style-name="P23">},</text:p>
            <text:p text:style-name="P23">views: {</text:p>
            <text:p text:style-name="P23">'<text:span text:style-name="T75">childState2</text:span>@<text:span text:style-name="T75">parentState</text:span>': {</text:p>
            <text:p text:style-name="P23">templateUrl: '',</text:p>
            <text:p text:style-name="P23">controller: ' as vm'}}})</text:p>
            <text:p text:style-name="P20"/>
          </table:table-cell>
          <table:table-cell table:style-name="Table2.B27" office:value-type="string">
            <text:p text:style-name="Standard">Same url for two states can create problems specially when there is a parent-child relationship and </text:p>
            <text:p text:style-name="Standard">ui-view</text:p>
            <text:p text:style-name="P96"/>
          </table:table-cell>
        </table:table-row>
        <table:table-row table:style-name="Table2.25">
          <table:table-cell table:style-name="Table2.A21" office:value-type="string">
            <text:p text:style-name="P39"><text:s/><text:span text:style-name="T87">30. </text:span><text:span text:style-name="T76">Going to child state , route visits parent sates then it goes to the child state. </text:span></text:p>
          </table:table-cell>
          <table:table-cell table:style-name="Table2.B27" office:value-type="string">
            <text:p text:style-name="P27">Need to do some engineering in parent state. </text:p>
            <text:p text:style-name="P28">(UI view should be same for all child, <text:span text:style-name="T88">for popup)</text:span></text:p>
          </table:table-cell>
          <table:table-cell table:style-name="Table2.B27" office:value-type="string">
            <text:p text:style-name="P97">1. model changes</text:p>
            <text:p text:style-name="P97">2. parent-child relations</text:p>
            <text:p text:style-name="P97">3.</text:p>
          </table:table-cell>
        </table:table-row>
        <table:table-row table:style-name="Table2.25">
          <table:table-cell table:style-name="Table2.A21" office:value-type="string">
            <text:p text:style-name="P39"><text:span text:style-name="T20">31. </text:span><text:span text:style-name="T19">The </text:span><text:span text:style-name="Strong_20_Emphasis"><text:span text:style-name="Source_20_Text"><text:span text:style-name="T21">Object.assign() </text:span></text:span></text:span><text:span text:style-name="T19">method copies all </text:span><text:a xlink:type="simple" xlink:href="https://developer.mozilla.org/en-US/docs/Web/JavaScript/Reference/Global_Objects/Object/propertyIsEnumerable" text:style-name="Internet_20_link" text:visited-style-name="Visited_20_Internet_20_Link"><text:span text:style-name="T23">enumerable</text:span></text:a><text:span text:style-name="T22"> </text:span><text:a xlink:type="simple" xlink:href="https://developer.mozilla.org/en-US/docs/Web/JavaScript/Reference/Global_Objects/Object/hasOwnProperty" text:style-name="Internet_20_link" text:visited-style-name="Visited_20_Internet_20_Link"><text:span text:style-name="T23">own properties</text:span></text:a><text:span text:style-name="T22"> </text:span><text:span text:style-name="T19">from one or more </text:span><text:span text:style-name="Emphasis"><text:span text:style-name="T32">source objects</text:span></text:span><text:span text:style-name="T22"> </text:span><text:span text:style-name="T19">to a </text:span><text:span text:style-name="Emphasis"><text:span text:style-name="T32">target object</text:span></text:span><text:span text:style-name="T19">. It returns the target object.</text:span></text:p>
          </table:table-cell>
          <table:table-cell table:style-name="Table2.B27" office:value-type="string">
            <text:p text:style-name="P22"><text:span text:style-name="T74"><text:s/>Object.assign(target</text:span><text:span text:style-name="T77">Obj</text:span><text:span text:style-name="T74">, source</text:span><text:span text:style-name="T77">Obj</text:span><text:span text:style-name="T74">);</text:span></text:p>
          </table:table-cell>
          <table:table-cell table:style-name="Table2.B27" office:value-type="string">
            <text:p text:style-name="P98">Reference:</text:p>
            <text:p text:style-name="P98"><text:a xlink:type="simple" xlink:href="https://developer.mozilla.org/en-US/docs/Web/JavaScript/Reference/Global_Objects/Object/assign" text:style-name="Internet_20_link" text:visited-style-name="Visited_20_Internet_20_Link">https://developer.mozilla.org/en-US/docs/Web/JavaScript/Reference/Global_Objects/Object/assign</text:a></text:p>
          </table:table-cell>
        </table:table-row>
        <table:table-row table:style-name="Table2.25">
          <table:table-cell table:style-name="Table2.A21" office:value-type="string">
            <text:p text:style-name="P39"><text:s/><text:span text:style-name="T87">32. </text:span><text:span text:style-name="T85">If the element have no color then only one condition will work</text:span></text:p>
          </table:table-cell>
          <table:table-cell table:style-name="Table2.B27" office:value-type="string">
            <text:p text:style-name="Standard">ng-class="{'blue-100-bg': <text:span text:style-name="T41">item</text:span>.TECHDISER_ID == vm.selectedItem.TECHDISER_ID}"</text:p>
            <text:p text:style-name="P22"/>
          </table:table-cell>
          <table:table-cell table:style-name="Table2.B27" office:value-type="string">
            <text:p text:style-name="P99">But if the element already have a color then there <text:soft-page-break/>need a second condition in the class </text:p>
          </table:table-cell>
        </table:table-row>
        <table:table-row table:style-name="Table2.25">
          <table:table-cell table:style-name="Table2.A21" office:value-type="string">
            <text:p text:style-name="P77"><text:span text:style-name="T96">33.</text:span>There is a fact, need to practice <text:span text:style-name="T86">remember</text:span></text:p>
          </table:table-cell>
          <table:table-cell table:style-name="Table2.B27" office:value-type="string">
            <text:p text:style-name="P25"><text:span text:style-name="T78">layout</text:span>=<text:span text:style-name="T81">"column"</text:span> <text:span text:style-name="T78">layout-align</text:span>=<text:span text:style-name="T81">"center start"</text:span></text:p>
            <text:p text:style-name="P26"><text:s text:c="27"/>And</text:p>
            <text:p text:style-name="P22"/>
            <text:p text:style-name="P22"><text:span text:style-name="T79">layout</text:span><text:span text:style-name="T80">=</text:span><text:span text:style-name="T82">"</text:span><text:span text:style-name="T84">row</text:span><text:span text:style-name="T82">"</text:span><text:span text:style-name="T80"> </text:span><text:span text:style-name="T79">layout-align</text:span><text:span text:style-name="T80">=</text:span><text:span text:style-name="T82">"start </text:span><text:span text:style-name="T83">center</text:span><text:span text:style-name="T82">"</text:span></text:p>
            <text:p text:style-name="P22"/>
          </table:table-cell>
          <table:table-cell table:style-name="Table2.B27" office:value-type="string">
            <text:p text:style-name="P98"/>
          </table:table-cell>
        </table:table-row>
        <table:table-row table:style-name="Table2.25">
          <table:table-cell table:style-name="Table2.A21" office:value-type="string">
            <text:p text:style-name="P78"><text:span text:style-name="T96">34. </text:span>&lt;md-tab&gt; </text:p>
          </table:table-cell>
          <table:table-cell table:style-name="Table2.B27" office:value-type="string">
            <text:p text:style-name="P22"><text:span text:style-name="T91">1.</text:span> <text:span text:style-name="T89">Has height problem, use it in a div.</text:span></text:p>
            <text:p text:style-name="P29">2. has label problem( tab name)</text:p>
            <text:p text:style-name="P29">3. has scroll problem</text:p>
          </table:table-cell>
          <table:table-cell table:style-name="Table2.B27" office:value-type="string">
            <text:p text:style-name="P100">&lt;div&gt;</text:p>
            <text:p text:style-name="P100"><text:s text:c="2"/>&lt;md-tab&gt; <text:span text:style-name="T90">&lt;/md- <text:s/>tab&gt;</text:span></text:p>
            <text:p text:style-name="P100">&lt;/div&gt;</text:p>
          </table:table-cell>
        </table:table-row>
        <table:table-row table:style-name="Table2.25">
          <table:table-cell table:style-name="Table2.A21" office:value-type="string">
            <text:p text:style-name="P39"><text:s/><text:span text:style-name="T96">35.</text:span><text:span text:style-name="T92">$md.dialog (popup)</text:span></text:p>
          </table:table-cell>
          <table:table-cell table:style-name="Table2.B27" office:value-type="string">
            <text:p text:style-name="P30"><text:span text:style-name="T92">1. in pop up , if tabs are created with state then when moving from one </text:span><text:span text:style-name="T29">tab</text:span><text:span text:style-name="T92"> to another tab it will visit parent controller if model is changed. That will create problems.</text:span></text:p>
            <text:p text:style-name="P31">2. instead of state we should create <text:s/>directives</text:p>
          </table:table-cell>
          <table:table-cell table:style-name="Table2.B27" office:value-type="string">
            <text:p text:style-name="P98"/>
          </table:table-cell>
        </table:table-row>
        <table:table-row table:style-name="Table2.25">
          <table:table-cell table:style-name="Table2.A21" office:value-type="string">
            <text:p text:style-name="P79"><text:span text:style-name="T96">36.</text:span>Executing a anonymous function from a child controller. </text:p>
          </table:table-cell>
          <table:table-cell table:style-name="Table2.B27" office:value-type="string">
            <text:p text:style-name="P32">1. In parent controller :</text:p>
            <text:p text:style-name="P32"><text:s text:c="6"/>vm.functionCall = function(a,b){</text:p>
            <text:p text:style-name="P32"><text:s text:c="11"/><text:span text:style-name="T95">do something….</text:span></text:p>
            <text:p text:style-name="P32"><text:s text:c="9"/>}</text:p>
            <text:p text:style-name="P33">2. <text:span text:style-name="T93">In parent controller ‘</text:span>s directive:</text:p>
            <text:p text:style-name="P33"><text:s text:c="5"/>&lt;directive-x</text:p>
            <text:p text:style-name="P33"><text:s text:c="10"/><text:span text:style-name="T93">functionCall </text:span>= “<text:span text:style-name="T93">functionCall</text:span>(arg1,arg2)”&gt;</text:p>
            <text:p text:style-name="P33"><text:s text:c="6"/>&lt;/directive-x&gt;</text:p>
            <text:p text:style-name="P33"><text:s text:c="4"/></text:p>
            <text:p text:style-name="P33">Note: <text:s/>arg1,arg2 should be the same name as it has been provided in the function’s parameter as local</text:p>
            <text:p text:style-name="P33"/>
            <text:p text:style-name="P33">3. <text:span text:style-name="T94">in Child controller:</text:span></text:p>
            <text:p text:style-name="P34"><text:s text:c="3"/><text:span text:style-name="T94">$scope. </text:span><text:span text:style-name="T93">FunctionCall</text:span><text:span text:style-name="T94">({</text:span>arg1,arg2<text:span text:style-name="T94">});</text:span></text:p>
            <text:p text:style-name="P34"/>
          </table:table-cell>
          <table:table-cell table:style-name="Table2.B27" office:value-type="string">
            <text:p text:style-name="P98"/>
          </table:table-cell>
        </table:table-row>
        <table:table-row table:style-name="Table2.25">
          <table:table-cell table:style-name="Table2.A21" office:value-type="string">
            <text:p text:style-name="P39"/>
          </table:table-cell>
          <table:table-cell table:style-name="Table2.B27" office:value-type="string">
            <text:p text:style-name="P22"/>
          </table:table-cell>
          <table:table-cell table:style-name="Table2.B27" office:value-type="string">
            <text:p text:style-name="P98"/>
          </table:table-cell>
        </table:table-row>
        <table:table-row table:style-name="Table2.25">
          <table:table-cell table:style-name="Table2.A21" office:value-type="string">
            <text:p text:style-name="P39"/>
          </table:table-cell>
          <table:table-cell table:style-name="Table2.B27" office:value-type="string">
            <text:p text:style-name="P22"/>
          </table:table-cell>
          <table:table-cell table:style-name="Table2.B27" office:value-type="string">
            <text:p text:style-name="P98"/>
          </table:table-cell>
        </table:table-row>
        <table:table-row table:style-name="Table2.25">
          <table:table-cell table:style-name="Table2.A21" office:value-type="string">
            <text:p text:style-name="P39"/>
          </table:table-cell>
          <table:table-cell table:style-name="Table2.B27" office:value-type="string">
            <text:p text:style-name="P22"/>
          </table:table-cell>
          <table:table-cell table:style-name="Table2.B27" office:value-type="string">
            <text:p text:style-name="P9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, 'Helvetica Neue', Helvetica, sans-serif"/>
    <style:font-face style:name="Consolas2" svg:font-family="Consolas, Menlo, Monaco, 'Lucida Console', 'Liberation Mono', 'DejaVu Sans Mono', 'Bitstream Vera Sans Mono', 'Courier New', monospace, sans-serif"/>
    <style:font-face style:name="Consolas3" svg:font-family="Consolas, consolasregular, 'courier new', monospace"/>
    <style:font-face style:name="Droid Sans Mono" svg:font-family="'Droid Sans Mono', monospace, monospace, 'Droid Sans Fallback'"/>
    <style:font-face style:name="inherit1" svg:font-family="inherit"/>
    <style:font-face style:name="Liberation Serif1" svg:font-family="'Liberation Serif'" style:font-family-generic="roman"/>
    <style:font-face style:name="Arial" svg:font-family="Arial, 'Helvetica Neue', Helvetica, sans-serif" style:font-family-generic="roman" style:font-pitch="variable"/>
    <style:font-face style:name="Consolas1" svg:font-family="Consolas, Menlo, Monaco, 'Lucida Console', 'Liberation Mono', 'DejaVu Sans Mono', 'Bitstream Vera Sans Mono', 'Courier New', monospace, sans-serif" style:font-family-generic="roman" style:font-pitch="variable"/>
    <style:font-face style:name="Consolas" svg:font-family="Consolas, 'courier new'" style:font-family-generic="roman" style:font-pitch="variable"/>
    <style:font-face style:name="Droid Sans Mono1" svg:font-family="'Droid Sans Mono', monospace, monospace, 'Droid Sans Fallback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, sans-serif" style:font-family-generic="roman" style:font-pitch="variable"/>
    <style:font-face style:name="arial" svg:font-family="arial, sans-serif" style:font-family-generic="roman" style:font-pitch="variable"/>
    <style:font-face style:name="inherit" svg:font-family="inherit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2:20:43</meta:creation-date>
    <dc:language>en-US</dc:language>
    <dc:date>2021-03-23T12:34:20.567167862</dc:date>
    <meta:editing-cycles>223</meta:editing-cycles>
    <meta:editing-duration>P8DT13H28M54S</meta:editing-duration>
    <meta:generator>LibreOffice/6.4.6.2$Linux_X86_64 LibreOffice_project/40$Build-2</meta:generator>
    <meta:document-statistic meta:table-count="3" meta:image-count="0" meta:object-count="0" meta:page-count="9" meta:paragraph-count="318" meta:word-count="1409" meta:character-count="10757" meta:non-whitespace-character-count="9178"/>
  </office:meta>
</office:document-meta>
</file>